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URW Bookman" svg:font-family="'URW Bookman'" style:font-adornments="Ligh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/>
      <style:text-properties officeooo:rsid="00182005" officeooo:paragraph-rsid="00182005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line-height="100%" fo:text-align="center" style:justify-single-word="false"/>
      <style:text-properties officeooo:paragraph-rsid="001b393b"/>
    </style:style>
    <style:style style:name="P4" style:family="paragraph" style:parent-style-name="Text_20_body">
      <style:paragraph-properties fo:line-height="100%" fo:text-align="center" style:justify-single-word="false"/>
      <style:text-properties fo:font-size="14pt" fo:font-weight="bold" officeooo:rsid="00182005" officeooo:paragraph-rsid="00182005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line-height="100%" fo:text-align="start" style:justify-single-word="false"/>
      <style:text-properties style:text-underline-style="solid" style:text-underline-width="auto" style:text-underline-color="font-color" fo:font-weight="bold" officeooo:rsid="001984db" officeooo:paragraph-rsid="001984db" style:font-weight-asian="bold" style:font-weight-complex="bold"/>
    </style:style>
    <style:style style:name="P6" style:family="paragraph" style:parent-style-name="Text_20_body">
      <style:paragraph-properties fo:line-height="100%" fo:text-align="center" style:justify-single-word="false"/>
      <style:text-properties fo:font-size="20pt" officeooo:rsid="001b393b" officeooo:paragraph-rsid="001b393b" style:font-size-asian="20pt" style:font-size-complex="20pt"/>
    </style:style>
    <style:style style:name="P7" style:family="paragraph" style:parent-style-name="Text_20_body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bold" officeooo:rsid="001d2b35" officeooo:paragraph-rsid="001d2b35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bold" officeooo:rsid="001d2b35" officeooo:paragraph-rsid="00232684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bold" officeooo:rsid="001d2b35" officeooo:paragraph-rsid="0022c01b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bold" officeooo:rsid="001d2b35" officeooo:paragraph-rsid="0020f562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bold" officeooo:rsid="001984db" officeooo:paragraph-rsid="001d2b35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bold" officeooo:rsid="001984db" officeooo:paragraph-rsid="0022c01b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line-height="100%" fo:text-align="start" style:justify-single-word="false"/>
      <style:text-properties fo:font-size="12pt" style:text-underline-style="solid" style:text-underline-width="auto" style:text-underline-color="font-color" fo:font-weight="bold" officeooo:rsid="001984db" officeooo:paragraph-rsid="0020f562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line-height="100%" fo:text-align="center" style:justify-single-word="false"/>
      <style:text-properties fo:font-size="12pt" fo:font-weight="bold" officeooo:rsid="00182005" officeooo:paragraph-rsid="001d2b35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line-height="100%"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d2b35" officeooo:paragraph-rsid="0022c01b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line-height="100%"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984db" officeooo:paragraph-rsid="0022c01b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line-height="100%" fo:text-align="center" style:justify-single-word="false" fo:break-before="page"/>
      <style:text-properties fo:font-size="20pt" officeooo:rsid="001b393b" officeooo:paragraph-rsid="001b393b" fo:background-color="#ffff99" style:font-size-asian="20pt" style:font-size-complex="20pt"/>
    </style:style>
    <style:style style:name="P18" style:family="paragraph" style:parent-style-name="Text_20_body">
      <style:paragraph-properties fo:line-height="100%" fo:text-align="center" style:justify-single-word="false" fo:break-before="page"/>
      <style:text-properties fo:font-size="20pt" officeooo:rsid="001b393b" officeooo:paragraph-rsid="001b393b" fo:background-color="transparent" style:font-size-asian="20pt" style:font-size-complex="20pt"/>
    </style:style>
    <style:style style:name="P19" style:family="paragraph" style:parent-style-name="Text_20_body" style:list-style-name="L1">
      <style:paragraph-properties fo:line-height="100%" fo:text-align="start" style:justify-single-word="false"/>
      <style:text-properties officeooo:rsid="00182005" officeooo:paragraph-rsid="00182005"/>
    </style:style>
    <style:style style:name="P20" style:family="paragraph" style:parent-style-name="Text_20_body" style:list-style-name="L1">
      <style:paragraph-properties fo:line-height="100%" fo:text-align="start" style:justify-single-word="false"/>
      <style:text-properties officeooo:rsid="001984db" officeooo:paragraph-rsid="001984db"/>
    </style:style>
    <style:style style:name="P21" style:family="paragraph" style:parent-style-name="Text_20_body" style:list-style-name="L2">
      <style:paragraph-properties fo:line-height="100%" fo:text-align="start" style:justify-single-word="false"/>
      <style:text-properties fo:font-weight="normal" officeooo:rsid="001d2b35" officeooo:paragraph-rsid="001d2b35" style:font-weight-asian="normal" style:font-weight-complex="normal"/>
    </style:style>
    <style:style style:name="P22" style:family="paragraph" style:parent-style-name="Text_20_body" style:list-style-name="L2">
      <style:paragraph-properties fo:line-height="100%" fo:text-align="start" style:justify-single-word="false"/>
      <style:text-properties fo:font-weight="normal" officeooo:rsid="001d2b35" officeooo:paragraph-rsid="003b62fc" style:font-weight-asian="normal" style:font-weight-complex="normal"/>
    </style:style>
    <style:style style:name="P23" style:family="paragraph" style:parent-style-name="Text_20_body" style:list-style-name="L5">
      <style:paragraph-properties fo:line-height="100%" fo:text-align="start" style:justify-single-word="false"/>
      <style:text-properties fo:font-weight="normal" officeooo:rsid="001d2b35" officeooo:paragraph-rsid="001f0068" style:font-weight-asian="normal" style:font-weight-complex="normal"/>
    </style:style>
    <style:style style:name="P24" style:family="paragraph" style:parent-style-name="Text_20_body" style:list-style-name="L5">
      <style:paragraph-properties fo:line-height="100%" fo:text-align="start" style:justify-single-word="false"/>
      <style:text-properties fo:font-weight="normal" officeooo:rsid="001d2b35" officeooo:paragraph-rsid="0022c01b" style:font-weight-asian="normal" style:font-weight-complex="normal"/>
    </style:style>
    <style:style style:name="P25" style:family="paragraph" style:parent-style-name="Text_20_body" style:list-style-name="L5">
      <style:paragraph-properties fo:line-height="100%" fo:text-align="start" style:justify-single-word="false"/>
      <style:text-properties fo:font-weight="normal" officeooo:rsid="001d2b35" officeooo:paragraph-rsid="0020f562" style:font-weight-asian="normal" style:font-weight-complex="normal"/>
    </style:style>
    <style:style style:name="P26" style:family="paragraph" style:parent-style-name="Text_20_body" style:list-style-name="L5">
      <style:paragraph-properties fo:line-height="100%" fo:text-align="start" style:justify-single-word="false"/>
      <style:text-properties fo:font-weight="normal" officeooo:rsid="001d2b35" officeooo:paragraph-rsid="003b62fc" style:font-weight-asian="normal" style:font-weight-complex="normal"/>
    </style:style>
    <style:style style:name="P27" style:family="paragraph" style:parent-style-name="Text_20_body" style:list-style-name="L2">
      <style:paragraph-properties fo:line-height="100%" fo:text-align="start" style:justify-single-word="false"/>
      <style:text-properties fo:font-weight="normal" officeooo:rsid="001984db" officeooo:paragraph-rsid="001984db" style:font-weight-asian="normal" style:font-weight-complex="normal"/>
    </style:style>
    <style:style style:name="P28" style:family="paragraph" style:parent-style-name="Text_20_body" style:list-style-name="L2">
      <style:paragraph-properties fo:line-height="100%" fo:text-align="start" style:justify-single-word="false"/>
      <style:text-properties fo:font-weight="normal" officeooo:rsid="001984db" officeooo:paragraph-rsid="001f0068" style:font-weight-asian="normal" style:font-weight-complex="normal"/>
    </style:style>
    <style:style style:name="P29" style:family="paragraph" style:parent-style-name="Text_20_body" style:list-style-name="L2">
      <style:paragraph-properties fo:line-height="100%" fo:text-align="start" style:justify-single-word="false"/>
      <style:text-properties fo:font-weight="normal" officeooo:rsid="001984db" officeooo:paragraph-rsid="003b62fc" style:font-weight-asian="normal" style:font-weight-complex="normal"/>
    </style:style>
    <style:style style:name="P30" style:family="paragraph" style:parent-style-name="Text_20_body" style:list-style-name="L3">
      <style:paragraph-properties fo:line-height="100%" fo:text-align="start" style:justify-single-word="false"/>
      <style:text-properties fo:font-weight="normal" officeooo:rsid="001984db" officeooo:paragraph-rsid="001984db" style:font-weight-asian="normal" style:font-weight-complex="normal"/>
    </style:style>
    <style:style style:name="P31" style:family="paragraph" style:parent-style-name="Text_20_body" style:list-style-name="L13">
      <style:paragraph-properties fo:line-height="100%" fo:text-align="start" style:justify-single-word="false"/>
      <style:text-properties fo:font-weight="normal" officeooo:rsid="001984db" officeooo:paragraph-rsid="003b62fc" style:font-weight-asian="normal" style:font-weight-complex="normal"/>
    </style:style>
    <style:style style:name="P32" style:family="paragraph" style:parent-style-name="Text_20_body" style:list-style-name="L2">
      <style:paragraph-properties fo:line-height="100%" fo:text-align="start" style:justify-single-word="false"/>
      <style:text-properties fo:font-size="12pt" style:text-underline-style="none" fo:font-weight="normal" officeooo:rsid="00277b8d" officeooo:paragraph-rsid="00277b8d" style:font-size-asian="12pt" style:font-weight-asian="normal" style:font-size-complex="12pt" style:font-weight-complex="normal"/>
    </style:style>
    <style:style style:name="P33" style:family="paragraph" style:parent-style-name="Text_20_body" style:list-style-name="L2">
      <style:paragraph-properties fo:line-height="100%" fo:text-align="start" style:justify-single-word="false"/>
      <style:text-properties fo:font-size="12pt" style:text-underline-style="none" fo:font-weight="normal" officeooo:rsid="00277b8d" officeooo:paragraph-rsid="003b62fc" style:font-size-asian="12pt" style:font-weight-asian="normal" style:font-size-complex="12pt" style:font-weight-complex="normal"/>
    </style:style>
    <style:style style:name="P34" style:family="paragraph" style:parent-style-name="Text_20_body" style:list-style-name="L5">
      <style:paragraph-properties fo:line-height="100%" fo:text-align="start" style:justify-single-word="false"/>
      <style:text-properties fo:font-size="12pt" style:text-underline-style="none" fo:font-weight="normal" officeooo:rsid="00277b8d" officeooo:paragraph-rsid="00277b8d" style:font-size-asian="12pt" style:font-weight-asian="normal" style:font-size-complex="12pt" style:font-weight-complex="normal"/>
    </style:style>
    <style:style style:name="P35" style:family="paragraph" style:parent-style-name="Text_20_body" style:list-style-name="L5">
      <style:paragraph-properties fo:line-height="100%" fo:text-align="start" style:justify-single-word="false"/>
      <style:text-properties fo:font-size="12pt" style:text-underline-style="none" fo:font-weight="normal" officeooo:rsid="00277b8d" officeooo:paragraph-rsid="003b62fc" style:font-size-asian="12pt" style:font-weight-asian="normal" style:font-size-complex="12pt" style:font-weight-complex="normal"/>
    </style:style>
    <style:style style:name="P36" style:family="paragraph" style:parent-style-name="Text_20_body" style:list-style-name="L11">
      <style:paragraph-properties fo:line-height="100%" fo:text-align="start" style:justify-single-word="false"/>
      <style:text-properties fo:font-size="12pt" style:text-underline-style="none" fo:font-weight="normal" officeooo:rsid="00277b8d" officeooo:paragraph-rsid="00277b8d" style:font-size-asian="12pt" style:font-weight-asian="normal" style:font-size-complex="12pt" style:font-weight-complex="normal"/>
    </style:style>
    <style:style style:name="P37" style:family="paragraph" style:parent-style-name="Text_20_body" style:list-style-name="L3">
      <style:paragraph-properties fo:line-height="100%" fo:text-align="start" style:justify-single-word="false"/>
      <style:text-properties fo:font-size="12pt" style:text-underline-style="none" fo:font-weight="normal" officeooo:rsid="002e8b2b" officeooo:paragraph-rsid="002e8b2b" style:font-size-asian="12pt" style:font-weight-asian="normal" style:font-size-complex="12pt" style:font-weight-complex="normal"/>
    </style:style>
    <style:style style:name="P38" style:family="paragraph" style:parent-style-name="Text_20_body" style:list-style-name="L4">
      <style:paragraph-properties fo:line-height="100%" fo:text-align="start" style:justify-single-word="false"/>
      <style:text-properties fo:font-size="12pt" style:text-underline-style="none" fo:font-weight="normal" officeooo:rsid="002e8b2b" officeooo:paragraph-rsid="002e8b2b" style:font-size-asian="12pt" style:font-weight-asian="normal" style:font-size-complex="12pt" style:font-weight-complex="normal"/>
    </style:style>
    <style:style style:name="P39" style:family="paragraph" style:parent-style-name="Text_20_body" style:list-style-name="L6">
      <style:paragraph-properties fo:line-height="100%" fo:text-align="start" style:justify-single-word="false"/>
      <style:text-properties fo:font-size="12pt" style:text-underline-style="none" fo:font-weight="normal" officeooo:rsid="002e8b2b" officeooo:paragraph-rsid="002e8b2b" style:font-size-asian="12pt" style:font-weight-asian="normal" style:font-size-complex="12pt" style:font-weight-complex="normal"/>
    </style:style>
    <style:style style:name="P40" style:family="paragraph" style:parent-style-name="Text_20_body" style:list-style-name="L8">
      <style:paragraph-properties fo:line-height="100%" fo:text-align="start" style:justify-single-word="false"/>
      <style:text-properties fo:font-size="12pt" style:text-underline-style="none" fo:font-weight="normal" officeooo:rsid="002e8b2b" officeooo:paragraph-rsid="002e8b2b" style:font-size-asian="12pt" style:font-weight-asian="normal" style:font-size-complex="12pt" style:font-weight-complex="normal"/>
    </style:style>
    <style:style style:name="P41" style:family="paragraph" style:parent-style-name="Text_20_body" style:list-style-name="L11">
      <style:paragraph-properties fo:line-height="100%" fo:text-align="start" style:justify-single-word="false"/>
      <style:text-properties fo:font-size="12pt" style:text-underline-style="none" fo:font-weight="normal" officeooo:rsid="002e8b2b" officeooo:paragraph-rsid="002e8b2b" style:font-size-asian="12pt" style:font-weight-asian="normal" style:font-size-complex="12pt" style:font-weight-complex="normal"/>
    </style:style>
    <style:style style:name="P42" style:family="paragraph" style:parent-style-name="Text_20_body" style:list-style-name="L12">
      <style:paragraph-properties fo:line-height="100%" fo:text-align="start" style:justify-single-word="false"/>
      <style:text-properties fo:font-size="12pt" style:text-underline-style="none" fo:font-weight="normal" officeooo:rsid="002e8b2b" officeooo:paragraph-rsid="002e8b2b" style:font-size-asian="12pt" style:font-weight-asian="normal" style:font-size-complex="12pt" style:font-weight-complex="normal"/>
    </style:style>
    <style:style style:name="P43" style:family="paragraph" style:parent-style-name="Text_20_body" style:list-style-name="L12">
      <style:paragraph-properties fo:line-height="100%" fo:text-align="start" style:justify-single-word="false"/>
      <style:text-properties fo:font-size="12pt" style:text-underline-style="none" fo:font-weight="normal" officeooo:rsid="002e8b2b" officeooo:paragraph-rsid="003b62fc" style:font-size-asian="12pt" style:font-weight-asian="normal" style:font-size-complex="12pt" style:font-weight-complex="normal"/>
    </style:style>
    <style:style style:name="P44" style:family="paragraph" style:parent-style-name="Text_20_body" style:list-style-name="L13">
      <style:paragraph-properties fo:line-height="100%" fo:text-align="start" style:justify-single-word="false"/>
      <style:text-properties fo:font-size="12pt" style:text-underline-style="none" fo:font-weight="normal" officeooo:rsid="002e8b2b" officeooo:paragraph-rsid="003b62fc" style:font-size-asian="12pt" style:font-weight-asian="normal" style:font-size-complex="12pt" style:font-weight-complex="normal"/>
    </style:style>
    <style:style style:name="P45" style:family="paragraph" style:parent-style-name="Text_20_body" style:list-style-name="L14">
      <style:paragraph-properties fo:line-height="100%" fo:text-align="start" style:justify-single-word="false"/>
      <style:text-properties fo:font-size="12pt" style:text-underline-style="none" fo:font-weight="normal" officeooo:rsid="002e8b2b" officeooo:paragraph-rsid="003b62fc" style:font-size-asian="12pt" style:font-weight-asian="normal" style:font-size-complex="12pt" style:font-weight-complex="normal"/>
    </style:style>
    <style:style style:name="P46" style:family="paragraph" style:parent-style-name="Text_20_body" style:list-style-name="L15">
      <style:paragraph-properties fo:line-height="100%" fo:text-align="start" style:justify-single-word="false"/>
      <style:text-properties fo:font-size="12pt" style:text-underline-style="none" fo:font-weight="normal" officeooo:rsid="002e8b2b" officeooo:paragraph-rsid="003b62fc" style:font-size-asian="12pt" style:font-weight-asian="normal" style:font-size-complex="12pt" style:font-weight-complex="normal"/>
    </style:style>
    <style:style style:name="P47" style:family="paragraph" style:parent-style-name="Text_20_body" style:list-style-name="L4">
      <style:paragraph-properties fo:line-height="100%" fo:text-align="start" style:justify-single-word="false"/>
      <style:text-properties fo:font-size="12pt" style:text-underline-style="none" fo:font-weight="normal" officeooo:rsid="001d97e4" officeooo:paragraph-rsid="001d97e4" style:font-size-asian="12pt" style:font-weight-asian="normal" style:font-size-complex="12pt" style:font-weight-complex="normal"/>
    </style:style>
    <style:style style:name="P48" style:family="paragraph" style:parent-style-name="Text_20_body" style:list-style-name="L4">
      <style:paragraph-properties fo:line-height="100%" fo:text-align="start" style:justify-single-word="false"/>
      <style:text-properties fo:font-size="12pt" style:text-underline-style="none" fo:font-weight="normal" officeooo:rsid="001f0068" officeooo:paragraph-rsid="001f0068" style:font-size-asian="12pt" style:font-weight-asian="normal" style:font-size-complex="12pt" style:font-weight-complex="normal"/>
    </style:style>
    <style:style style:name="P49" style:family="paragraph" style:parent-style-name="Text_20_body" style:list-style-name="L5">
      <style:paragraph-properties fo:line-height="100%" fo:text-align="start" style:justify-single-word="false"/>
      <style:text-properties fo:font-size="12pt" style:text-underline-style="none" fo:font-weight="normal" officeooo:rsid="001f0068" officeooo:paragraph-rsid="001f0068" style:font-size-asian="12pt" style:font-weight-asian="normal" style:font-size-complex="12pt" style:font-weight-complex="normal"/>
    </style:style>
    <style:style style:name="P50" style:family="paragraph" style:parent-style-name="Text_20_body" style:list-style-name="L5">
      <style:paragraph-properties fo:line-height="100%" fo:text-align="start" style:justify-single-word="false"/>
      <style:text-properties fo:font-size="12pt" style:text-underline-style="none" fo:font-weight="normal" officeooo:rsid="001f0068" officeooo:paragraph-rsid="003b62fc" style:font-size-asian="12pt" style:font-weight-asian="normal" style:font-size-complex="12pt" style:font-weight-complex="normal"/>
    </style:style>
    <style:style style:name="P51" style:family="paragraph" style:parent-style-name="Text_20_body" style:list-style-name="L6">
      <style:paragraph-properties fo:line-height="100%" fo:text-align="start" style:justify-single-word="false"/>
      <style:text-properties fo:font-size="12pt" style:text-underline-style="none" fo:font-weight="normal" officeooo:rsid="001f0068" officeooo:paragraph-rsid="001f0068" style:font-size-asian="12pt" style:font-weight-asian="normal" style:font-size-complex="12pt" style:font-weight-complex="normal"/>
    </style:style>
    <style:style style:name="P52" style:family="paragraph" style:parent-style-name="Text_20_body" style:list-style-name="L14">
      <style:paragraph-properties fo:line-height="100%" fo:text-align="start" style:justify-single-word="false"/>
      <style:text-properties fo:font-size="12pt" style:text-underline-style="none" fo:font-weight="normal" officeooo:rsid="001f0068" officeooo:paragraph-rsid="003b62fc" style:font-size-asian="12pt" style:font-weight-asian="normal" style:font-size-complex="12pt" style:font-weight-complex="normal"/>
    </style:style>
    <style:style style:name="P53" style:family="paragraph" style:parent-style-name="Text_20_body" style:list-style-name="L4">
      <style:paragraph-properties fo:line-height="100%" fo:text-align="start" style:justify-single-word="false"/>
      <style:text-properties fo:font-size="12pt" style:text-underline-style="none" fo:font-weight="normal" officeooo:rsid="002b4363" officeooo:paragraph-rsid="002b4363" style:font-size-asian="12pt" style:font-weight-asian="normal" style:font-size-complex="12pt" style:font-weight-complex="normal"/>
    </style:style>
    <style:style style:name="P54" style:family="paragraph" style:parent-style-name="Text_20_body" style:list-style-name="L7">
      <style:paragraph-properties fo:line-height="100%" fo:text-align="start" style:justify-single-word="false"/>
      <style:text-properties fo:font-size="12pt" style:text-underline-style="none" fo:font-weight="normal" officeooo:rsid="002b4363" officeooo:paragraph-rsid="002b4363" style:font-size-asian="12pt" style:font-weight-asian="normal" style:font-size-complex="12pt" style:font-weight-complex="normal"/>
    </style:style>
    <style:style style:name="P55" style:family="paragraph" style:parent-style-name="Text_20_body" style:list-style-name="L8">
      <style:paragraph-properties fo:line-height="100%" fo:text-align="start" style:justify-single-word="false"/>
      <style:text-properties fo:font-size="12pt" style:text-underline-style="none" fo:font-weight="normal" officeooo:rsid="002b4363" officeooo:paragraph-rsid="002b4363" style:font-size-asian="12pt" style:font-weight-asian="normal" style:font-size-complex="12pt" style:font-weight-complex="normal"/>
    </style:style>
    <style:style style:name="P56" style:family="paragraph" style:parent-style-name="Text_20_body" style:list-style-name="L15">
      <style:paragraph-properties fo:line-height="100%" fo:text-align="start" style:justify-single-word="false"/>
      <style:text-properties fo:font-size="12pt" style:text-underline-style="none" fo:font-weight="normal" officeooo:rsid="002b4363" officeooo:paragraph-rsid="003b62fc" style:font-size-asian="12pt" style:font-weight-asian="normal" style:font-size-complex="12pt" style:font-weight-complex="normal"/>
    </style:style>
    <style:style style:name="P57" style:family="paragraph" style:parent-style-name="Text_20_body" style:list-style-name="L4">
      <style:paragraph-properties fo:line-height="100%" fo:text-align="start" style:justify-single-word="false"/>
      <style:text-properties fo:font-size="12pt" style:text-underline-style="none" fo:font-weight="normal" officeooo:rsid="002c32ed" officeooo:paragraph-rsid="002c32ed" style:font-size-asian="12pt" style:font-weight-asian="normal" style:font-size-complex="12pt" style:font-weight-complex="normal"/>
    </style:style>
    <style:style style:name="P58" style:family="paragraph" style:parent-style-name="Text_20_body" style:list-style-name="L6">
      <style:paragraph-properties fo:line-height="100%" fo:text-align="start" style:justify-single-word="false"/>
      <style:text-properties fo:font-size="12pt" style:text-underline-style="none" fo:font-weight="normal" officeooo:rsid="002c32ed" officeooo:paragraph-rsid="002c32ed" style:font-size-asian="12pt" style:font-weight-asian="normal" style:font-size-complex="12pt" style:font-weight-complex="normal"/>
    </style:style>
    <style:style style:name="P59" style:family="paragraph" style:parent-style-name="Text_20_body" style:list-style-name="L7">
      <style:paragraph-properties fo:line-height="100%" fo:text-align="start" style:justify-single-word="false"/>
      <style:text-properties fo:font-size="12pt" style:text-underline-style="none" fo:font-weight="normal" officeooo:rsid="002c32ed" officeooo:paragraph-rsid="002c32ed" style:font-size-asian="12pt" style:font-weight-asian="normal" style:font-size-complex="12pt" style:font-weight-complex="normal"/>
    </style:style>
    <style:style style:name="P60" style:family="paragraph" style:parent-style-name="Text_20_body" style:list-style-name="L8">
      <style:paragraph-properties fo:line-height="100%" fo:text-align="start" style:justify-single-word="false"/>
      <style:text-properties fo:font-size="12pt" style:text-underline-style="none" fo:font-weight="normal" officeooo:rsid="002c32ed" officeooo:paragraph-rsid="002c32ed" style:font-size-asian="12pt" style:font-weight-asian="normal" style:font-size-complex="12pt" style:font-weight-complex="normal"/>
    </style:style>
    <style:style style:name="P61" style:family="paragraph" style:parent-style-name="Text_20_body" style:list-style-name="L14">
      <style:paragraph-properties fo:line-height="100%" fo:text-align="start" style:justify-single-word="false"/>
      <style:text-properties fo:font-size="12pt" style:text-underline-style="none" fo:font-weight="normal" officeooo:rsid="002c32ed" officeooo:paragraph-rsid="003b62fc" style:font-size-asian="12pt" style:font-weight-asian="normal" style:font-size-complex="12pt" style:font-weight-complex="normal"/>
    </style:style>
    <style:style style:name="P62" style:family="paragraph" style:parent-style-name="Text_20_body" style:list-style-name="L15">
      <style:paragraph-properties fo:line-height="100%" fo:text-align="start" style:justify-single-word="false"/>
      <style:text-properties fo:font-size="12pt" style:text-underline-style="none" fo:font-weight="normal" officeooo:rsid="002c32ed" officeooo:paragraph-rsid="003b62fc" style:font-size-asian="12pt" style:font-weight-asian="normal" style:font-size-complex="12pt" style:font-weight-complex="normal"/>
    </style:style>
    <style:style style:name="P63" style:family="paragraph" style:parent-style-name="Text_20_body" style:list-style-name="L7">
      <style:paragraph-properties fo:line-height="100%" fo:text-align="start" style:justify-single-word="false"/>
      <style:text-properties fo:font-size="12pt" style:text-underline-style="none" fo:font-weight="normal" officeooo:rsid="0024a078" officeooo:paragraph-rsid="0024a078" style:font-size-asian="12pt" style:font-weight-asian="normal" style:font-size-complex="12pt" style:font-weight-complex="normal"/>
    </style:style>
    <style:style style:name="P64" style:family="paragraph" style:parent-style-name="Text_20_body" style:list-style-name="L8">
      <style:paragraph-properties fo:line-height="100%" fo:text-align="start" style:justify-single-word="false"/>
      <style:text-properties fo:font-size="12pt" style:text-underline-style="none" fo:font-weight="normal" officeooo:rsid="0024a078" officeooo:paragraph-rsid="0022c01b" style:font-size-asian="12pt" style:font-weight-asian="normal" style:font-size-complex="12pt" style:font-weight-complex="normal"/>
    </style:style>
    <style:style style:name="P65" style:family="paragraph" style:parent-style-name="Text_20_body" style:list-style-name="L15">
      <style:paragraph-properties fo:line-height="100%" fo:text-align="start" style:justify-single-word="false"/>
      <style:text-properties fo:font-size="12pt" style:text-underline-style="none" fo:font-weight="normal" officeooo:rsid="0024a078" officeooo:paragraph-rsid="003b62fc" style:font-size-asian="12pt" style:font-weight-asian="normal" style:font-size-complex="12pt" style:font-weight-complex="normal"/>
    </style:style>
    <style:style style:name="P66" style:family="paragraph" style:parent-style-name="Text_20_body" style:list-style-name="L9">
      <style:paragraph-properties fo:line-height="100%" fo:text-align="start" style:justify-single-word="false"/>
      <style:text-properties fo:font-size="12pt" style:text-underline-style="none" fo:font-weight="normal" officeooo:rsid="00268461" officeooo:paragraph-rsid="00268461" style:font-size-asian="12pt" style:font-weight-asian="normal" style:font-size-complex="12pt" style:font-weight-complex="normal"/>
    </style:style>
    <style:style style:name="P67" style:family="paragraph" style:parent-style-name="Text_20_body" style:list-style-name="L11">
      <style:paragraph-properties fo:line-height="100%" fo:text-align="start" style:justify-single-word="false"/>
      <style:text-properties fo:font-size="12pt" style:text-underline-style="none" fo:font-weight="normal" officeooo:rsid="0039e55f" officeooo:paragraph-rsid="0039e55f" style:font-size-asian="12pt" style:font-weight-asian="normal" style:font-size-complex="12pt" style:font-weight-complex="normal"/>
    </style:style>
    <style:style style:name="P68" style:family="paragraph" style:parent-style-name="Text_20_body" style:list-style-name="L5">
      <style:paragraph-properties fo:line-height="100%" fo:text-align="start" style:justify-single-word="false"/>
      <style:text-properties fo:font-size="12pt" style:text-underline-style="none" fo:font-weight="normal" officeooo:rsid="0027b45d" officeooo:paragraph-rsid="0027b45d" style:font-size-asian="12pt" style:font-weight-asian="normal" style:font-size-complex="12pt" style:font-weight-complex="normal"/>
    </style:style>
    <style:style style:name="P69" style:family="paragraph" style:parent-style-name="Text_20_body" style:list-style-name="L5">
      <style:paragraph-properties fo:line-height="100%" fo:text-align="start" style:justify-single-word="false"/>
      <style:text-properties fo:font-size="12pt" style:text-underline-style="none" fo:font-weight="normal" officeooo:rsid="0027b45d" officeooo:paragraph-rsid="003b62fc" style:font-size-asian="12pt" style:font-weight-asian="normal" style:font-size-complex="12pt" style:font-weight-complex="normal"/>
    </style:style>
    <style:style style:name="P70" style:family="paragraph" style:parent-style-name="Text_20_body" style:list-style-name="L12">
      <style:paragraph-properties fo:line-height="100%" fo:text-align="start" style:justify-single-word="false"/>
      <style:text-properties fo:font-size="12pt" style:text-underline-style="none" fo:font-weight="normal" officeooo:rsid="0027b45d" officeooo:paragraph-rsid="0027b45d" style:font-size-asian="12pt" style:font-weight-asian="normal" style:font-size-complex="12pt" style:font-weight-complex="normal"/>
    </style:style>
    <style:style style:name="P71" style:family="paragraph" style:parent-style-name="Text_20_body" style:list-style-name="L12">
      <style:paragraph-properties fo:line-height="100%" fo:text-align="start" style:justify-single-word="false"/>
      <style:text-properties fo:font-size="12pt" style:text-underline-style="none" fo:font-weight="normal" officeooo:rsid="0027b45d" officeooo:paragraph-rsid="003b62fc" style:font-size-asian="12pt" style:font-weight-asian="normal" style:font-size-complex="12pt" style:font-weight-complex="normal"/>
    </style:style>
    <style:style style:name="P72" style:family="paragraph" style:parent-style-name="Text_20_body" style:list-style-name="L5">
      <style:paragraph-properties fo:line-height="100%" fo:text-align="start" style:justify-single-word="false"/>
      <style:text-properties fo:font-size="12pt" style:text-underline-style="none" fo:font-weight="normal" officeooo:rsid="0024a078" officeooo:paragraph-rsid="00277b8d" fo:background-color="transparent" style:font-size-asian="12pt" style:font-weight-asian="normal" style:font-size-complex="12pt" style:font-weight-complex="normal"/>
    </style:style>
    <style:style style:name="P73" style:family="paragraph" style:parent-style-name="Text_20_body" style:list-style-name="L5">
      <style:paragraph-properties fo:line-height="100%" fo:text-align="start" style:justify-single-word="false"/>
      <style:text-properties fo:font-size="12pt" style:text-underline-style="none" fo:font-weight="normal" officeooo:rsid="0024a078" officeooo:paragraph-rsid="003b62fc" fo:background-color="transparent" style:font-size-asian="12pt" style:font-weight-asian="normal" style:font-size-complex="12pt" style:font-weight-complex="normal"/>
    </style:style>
    <style:style style:name="P74" style:family="paragraph" style:parent-style-name="Text_20_body" style:list-style-name="L11">
      <style:paragraph-properties fo:line-height="100%" fo:text-align="start" style:justify-single-word="false"/>
      <style:text-properties fo:font-size="12pt" style:text-underline-style="none" fo:font-weight="normal" officeooo:rsid="00277b8d" officeooo:paragraph-rsid="00277b8d" fo:background-color="transparent" style:font-size-asian="12pt" style:font-weight-asian="normal" style:font-size-complex="12pt" style:font-weight-complex="normal"/>
    </style:style>
    <style:style style:name="P75" style:family="paragraph" style:parent-style-name="Text_20_body" style:list-style-name="L11">
      <style:paragraph-properties fo:line-height="100%" fo:text-align="start" style:justify-single-word="false"/>
      <style:text-properties fo:font-size="12pt" style:text-underline-style="none" fo:font-weight="normal" officeooo:rsid="003a4f15" officeooo:paragraph-rsid="003a4f15" fo:background-color="transparent" style:font-size-asian="12pt" style:font-weight-asian="normal" style:font-size-complex="12pt" style:font-weight-complex="normal"/>
    </style:style>
    <style:style style:name="P76" style:family="paragraph" style:parent-style-name="Text_20_body" style:list-style-name="L11">
      <style:paragraph-properties fo:line-height="100%" fo:text-align="start" style:justify-single-word="false"/>
      <style:text-properties fo:font-size="12pt" style:text-underline-style="none" fo:font-weight="normal" officeooo:rsid="0039e55f" officeooo:paragraph-rsid="0039e55f" fo:background-color="transparent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line-height="100%" fo:text-align="center" style:justify-single-word="false"/>
      <style:text-properties fo:font-size="12pt" fo:font-weight="bold" officeooo:rsid="00182005" officeooo:paragraph-rsid="001d2b35" style:font-size-asian="12pt" style:font-weight-asian="bold" style:font-size-complex="12pt" style:font-weight-complex="bold"/>
    </style:style>
    <style:style style:name="P78" style:family="paragraph" style:parent-style-name="Text_20_body" style:list-style-name="L13">
      <style:paragraph-properties fo:line-height="100%" fo:text-align="start" style:justify-single-word="false"/>
      <style:text-properties fo:font-size="12pt" fo:font-weight="normal" officeooo:rsid="001984db" officeooo:paragraph-rsid="003b62fc" style:font-size-asian="12pt" style:font-weight-asian="normal" style:font-size-complex="12pt" style:font-weight-complex="normal"/>
    </style:style>
    <style:style style:name="P79" style:family="paragraph" style:parent-style-name="Text_20_body" style:list-style-name="L5">
      <style:paragraph-properties fo:line-height="100%" fo:text-align="start" style:justify-single-word="false"/>
      <style:text-properties fo:font-size="14pt" style:text-underline-style="none" fo:font-weight="normal" officeooo:rsid="001d2b35" officeooo:paragraph-rsid="001f0068" style:font-size-asian="14pt" style:font-weight-asian="normal" style:font-size-complex="14pt" style:font-weight-complex="normal"/>
    </style:style>
    <style:style style:name="P80" style:family="paragraph" style:parent-style-name="Text_20_body" style:list-style-name="L5">
      <style:paragraph-properties fo:line-height="100%" fo:text-align="start" style:justify-single-word="false"/>
      <style:text-properties fo:font-size="14pt" style:text-underline-style="none" fo:font-weight="normal" officeooo:rsid="001d2b35" officeooo:paragraph-rsid="0022c01b" style:font-size-asian="14pt" style:font-weight-asian="normal" style:font-size-complex="14pt" style:font-weight-complex="normal"/>
    </style:style>
    <style:style style:name="P81" style:family="paragraph" style:parent-style-name="Text_20_body" style:list-style-name="L5">
      <style:paragraph-properties fo:line-height="100%" fo:text-align="start" style:justify-single-word="false"/>
      <style:text-properties fo:font-size="14pt" style:text-underline-style="none" fo:font-weight="normal" officeooo:rsid="001d2b35" officeooo:paragraph-rsid="0020f562" style:font-size-asian="14pt" style:font-weight-asian="normal" style:font-size-complex="14pt" style:font-weight-complex="normal"/>
    </style:style>
    <style:style style:name="P82" style:family="paragraph" style:parent-style-name="Text_20_body" style:list-style-name="L5">
      <style:paragraph-properties fo:line-height="100%" fo:text-align="start" style:justify-single-word="false"/>
      <style:text-properties fo:font-size="14pt" style:text-underline-style="none" fo:font-weight="normal" officeooo:rsid="001d2b35" officeooo:paragraph-rsid="003b62fc" style:font-size-asian="14pt" style:font-weight-asian="normal" style:font-size-complex="14pt" style:font-weight-complex="normal"/>
    </style:style>
    <style:style style:name="P83" style:family="paragraph" style:parent-style-name="Text_20_body" style:list-style-name="L5">
      <style:paragraph-properties fo:line-height="100%" fo:text-align="start" style:justify-single-word="false"/>
      <style:text-properties fo:font-size="14pt" style:text-underline-style="none" fo:font-weight="normal" officeooo:rsid="001f0068" officeooo:paragraph-rsid="0024a078" style:font-size-asian="14pt" style:font-weight-asian="normal" style:font-size-complex="14pt" style:font-weight-complex="normal"/>
    </style:style>
    <style:style style:name="P84" style:family="paragraph" style:parent-style-name="Text_20_body" style:list-style-name="L5">
      <style:paragraph-properties fo:line-height="100%" fo:text-align="start" style:justify-single-word="false"/>
      <style:text-properties fo:font-size="14pt" style:text-underline-style="none" fo:font-weight="normal" officeooo:rsid="001f0068" officeooo:paragraph-rsid="0020f562" style:font-size-asian="14pt" style:font-weight-asian="normal" style:font-size-complex="14pt" style:font-weight-complex="normal"/>
    </style:style>
    <style:style style:name="P85" style:family="paragraph" style:parent-style-name="Text_20_body" style:list-style-name="L5">
      <style:paragraph-properties fo:line-height="100%" fo:text-align="start" style:justify-single-word="false"/>
      <style:text-properties fo:font-size="14pt" style:text-underline-style="none" fo:font-weight="normal" officeooo:rsid="001f0068" officeooo:paragraph-rsid="003b62fc" style:font-size-asian="14pt" style:font-weight-asian="normal" style:font-size-complex="14pt" style:font-weight-complex="normal"/>
    </style:style>
    <style:style style:name="P86" style:family="paragraph" style:parent-style-name="Text_20_body" style:list-style-name="L8">
      <style:paragraph-properties fo:line-height="100%" fo:text-align="start" style:justify-single-word="false"/>
      <style:text-properties fo:font-size="14pt" style:text-underline-style="none" fo:font-weight="normal" officeooo:rsid="001f0068" officeooo:paragraph-rsid="0022c01b" style:font-size-asian="14pt" style:font-weight-asian="normal" style:font-size-complex="14pt" style:font-weight-complex="normal"/>
    </style:style>
    <style:style style:name="P87" style:family="paragraph" style:parent-style-name="Text_20_body" style:list-style-name="L12">
      <style:paragraph-properties fo:line-height="100%" fo:text-align="start" style:justify-single-word="false"/>
      <style:text-properties fo:font-size="14pt" style:text-underline-style="none" fo:font-weight="normal" officeooo:rsid="001f0068" officeooo:paragraph-rsid="00277b8d" style:font-size-asian="14pt" style:font-weight-asian="normal" style:font-size-complex="14pt" style:font-weight-complex="normal"/>
    </style:style>
    <style:style style:name="P88" style:family="paragraph" style:parent-style-name="Text_20_body" style:list-style-name="L12">
      <style:paragraph-properties fo:line-height="100%" fo:text-align="start" style:justify-single-word="false"/>
      <style:text-properties fo:font-size="14pt" style:text-underline-style="none" fo:font-weight="normal" officeooo:rsid="001f0068" officeooo:paragraph-rsid="003b62fc" style:font-size-asian="14pt" style:font-weight-asian="normal" style:font-size-complex="14pt" style:font-weight-complex="normal"/>
    </style:style>
    <style:style style:name="P89" style:family="paragraph" style:parent-style-name="Text_20_body" style:list-style-name="L15">
      <style:paragraph-properties fo:line-height="100%" fo:text-align="start" style:justify-single-word="false"/>
      <style:text-properties fo:font-size="14pt" style:text-underline-style="none" fo:font-weight="normal" officeooo:rsid="001f0068" officeooo:paragraph-rsid="003b62fc" style:font-size-asian="14pt" style:font-weight-asian="normal" style:font-size-complex="14pt" style:font-weight-complex="normal"/>
    </style:style>
    <style:style style:name="P90" style:family="paragraph" style:parent-style-name="Text_20_body" style:list-style-name="L5">
      <style:paragraph-properties fo:line-height="100%" fo:text-align="start" style:justify-single-word="false"/>
      <style:text-properties fo:font-size="14pt" style:text-underline-style="none" fo:font-weight="normal" officeooo:rsid="00277b8d" officeooo:paragraph-rsid="00277b8d" style:font-size-asian="14pt" style:font-weight-asian="normal" style:font-size-complex="14pt" style:font-weight-complex="normal"/>
    </style:style>
    <style:style style:name="P91" style:family="paragraph" style:parent-style-name="Text_20_body" style:list-style-name="L9">
      <style:paragraph-properties fo:line-height="100%" fo:text-align="start" style:justify-single-word="false"/>
      <style:text-properties style:font-name="Liberation Serif" fo:font-size="12pt" style:text-underline-style="none" fo:font-weight="normal" officeooo:rsid="002c32ed" officeooo:paragraph-rsid="002c32ed" style:font-size-asian="12pt" style:font-weight-asian="normal" style:font-size-complex="12pt" style:font-weight-complex="normal"/>
    </style:style>
    <style:style style:name="P92" style:family="paragraph" style:parent-style-name="Text_20_body" style:list-style-name="L9">
      <style:paragraph-properties fo:line-height="100%" fo:text-align="start" style:justify-single-word="false"/>
      <style:text-properties style:font-name="Liberation Serif" fo:font-size="12pt" style:text-underline-style="none" fo:font-weight="normal" officeooo:rsid="002b4363" officeooo:paragraph-rsid="00396033" style:font-size-asian="12pt" style:font-weight-asian="normal" style:font-size-complex="12pt" style:font-weight-complex="normal"/>
    </style:style>
    <style:style style:name="P93" style:family="paragraph" style:parent-style-name="Text_20_body" style:list-style-name="L5">
      <style:paragraph-properties fo:line-height="100%" fo:text-align="start" style:justify-single-word="false"/>
      <style:text-properties style:font-name="Liberation Serif" fo:font-size="12pt" style:text-underline-style="none" fo:font-weight="normal" officeooo:rsid="00268461" officeooo:paragraph-rsid="00277b8d" style:font-size-asian="12pt" style:font-weight-asian="normal" style:font-size-complex="12pt" style:font-weight-complex="normal"/>
    </style:style>
    <style:style style:name="P94" style:family="paragraph" style:parent-style-name="Text_20_body" style:list-style-name="L5">
      <style:paragraph-properties fo:line-height="100%" fo:text-align="start" style:justify-single-word="false"/>
      <style:text-properties style:font-name="Liberation Serif" fo:font-size="12pt" style:text-underline-style="none" fo:font-weight="normal" officeooo:rsid="00268461" officeooo:paragraph-rsid="003b62fc" style:font-size-asian="12pt" style:font-weight-asian="normal" style:font-size-complex="12pt" style:font-weight-complex="normal"/>
    </style:style>
    <style:style style:name="P95" style:family="paragraph" style:parent-style-name="Text_20_body" style:list-style-name="L10">
      <style:paragraph-properties fo:line-height="100%" fo:text-align="start" style:justify-single-word="false"/>
      <style:text-properties style:font-name="Liberation Serif" fo:font-size="12pt" style:text-underline-style="none" fo:font-weight="normal" officeooo:rsid="002e8b2b" officeooo:paragraph-rsid="002e8b2b" style:font-size-asian="12pt" style:font-weight-asian="normal" style:font-size-complex="12pt" style:font-weight-complex="normal"/>
    </style:style>
    <style:style style:name="P96" style:family="paragraph" style:parent-style-name="Text_20_body" style:list-style-name="L10">
      <style:paragraph-properties fo:line-height="100%" fo:text-align="start" style:justify-single-word="false"/>
      <style:text-properties style:font-name="Liberation Serif" fo:font-size="12pt" style:text-underline-style="none" fo:font-weight="normal" officeooo:rsid="002e8b2b" officeooo:paragraph-rsid="003b62fc" style:font-size-asian="12pt" style:font-weight-asian="normal" style:font-size-complex="12pt" style:font-weight-complex="normal"/>
    </style:style>
    <style:style style:name="P97" style:family="paragraph" style:parent-style-name="Text_20_body" style:list-style-name="L10">
      <style:paragraph-properties fo:line-height="100%" fo:text-align="start" style:justify-single-word="false"/>
      <style:text-properties style:font-name="Liberation Serif" fo:font-size="12pt" style:text-underline-style="none" fo:font-weight="normal" officeooo:rsid="002cc98c" officeooo:paragraph-rsid="002cc98c" style:font-size-asian="12pt" style:font-weight-asian="normal" style:font-size-complex="12pt" style:font-weight-complex="normal"/>
    </style:style>
    <style:style style:name="P98" style:family="paragraph" style:parent-style-name="Text_20_body" style:list-style-name="L10">
      <style:paragraph-properties fo:line-height="100%" fo:text-align="start" style:justify-single-word="false"/>
      <style:text-properties style:font-name="Liberation Serif" fo:font-size="12pt" style:text-underline-style="none" fo:font-weight="normal" officeooo:rsid="002cc98c" officeooo:paragraph-rsid="0031bff8" style:font-size-asian="12pt" style:font-weight-asian="normal" style:font-size-complex="12pt" style:font-weight-complex="normal"/>
    </style:style>
    <style:style style:name="P99" style:family="paragraph" style:parent-style-name="Text_20_body" style:list-style-name="L10">
      <style:paragraph-properties fo:line-height="100%" fo:text-align="start" style:justify-single-word="false"/>
      <style:text-properties style:font-name="Liberation Serif" fo:font-size="12pt" style:text-underline-style="none" fo:font-weight="normal" officeooo:rsid="002cc98c" officeooo:paragraph-rsid="0036cefa" style:font-size-asian="12pt" style:font-weight-asian="normal" style:font-size-complex="12pt" style:font-weight-complex="normal"/>
    </style:style>
    <style:style style:name="P100" style:family="paragraph" style:parent-style-name="Text_20_body" style:list-style-name="L10">
      <style:paragraph-properties fo:line-height="100%" fo:text-align="start" style:justify-single-word="false"/>
      <style:text-properties style:font-name="Liberation Serif" fo:font-size="12pt" style:text-underline-style="none" fo:font-weight="normal" officeooo:rsid="002cc98c" officeooo:paragraph-rsid="003b62fc" style:font-size-asian="12pt" style:font-weight-asian="normal" style:font-size-complex="12pt" style:font-weight-complex="normal"/>
    </style:style>
    <style:style style:name="P101" style:family="paragraph" style:parent-style-name="Text_20_body" style:list-style-name="L9">
      <style:paragraph-properties fo:line-height="100%" fo:text-align="start" style:justify-single-word="false"/>
      <style:text-properties style:font-name="Liberation Serif" fo:font-size="12pt" style:text-underline-style="none" fo:font-weight="normal" officeooo:paragraph-rsid="00396033" style:font-size-asian="12pt" style:font-size-complex="12pt"/>
    </style:style>
    <style:style style:name="P102" style:family="paragraph" style:parent-style-name="Text_20_body" style:list-style-name="L10">
      <style:paragraph-properties fo:line-height="100%" fo:text-align="start" style:justify-single-word="false"/>
      <style:text-properties style:font-name="Liberation Serif" fo:font-size="12pt" style:text-underline-style="none" fo:font-weight="normal" officeooo:paragraph-rsid="0034f31c" style:font-size-asian="12pt" style:font-size-complex="12pt"/>
    </style:style>
    <style:style style:name="P103" style:family="paragraph" style:parent-style-name="Text_20_body" style:list-style-name="L10">
      <style:paragraph-properties fo:line-height="100%" fo:text-align="start" style:justify-single-word="false"/>
      <style:text-properties style:font-name="Liberation Serif" fo:font-size="12pt" style:text-underline-style="none" fo:font-weight="normal" officeooo:paragraph-rsid="003b62fc" style:font-size-asian="12pt" style:font-size-complex="12pt"/>
    </style:style>
    <style:style style:name="P104" style:family="paragraph" style:parent-style-name="Text_20_body" style:list-style-name="L10">
      <style:paragraph-properties fo:line-height="100%" fo:text-align="start" style:justify-single-word="false"/>
      <style:text-properties style:font-name="Liberation Serif" fo:font-size="12pt" style:text-underline-style="none" fo:font-weight="normal" officeooo:rsid="001f0068" officeooo:paragraph-rsid="0022c01b" fo:background-color="#ffff00" style:font-size-asian="12pt" style:font-weight-asian="normal" style:font-size-complex="12pt" style:font-weight-complex="normal"/>
    </style:style>
    <style:style style:name="P105" style:family="paragraph" style:parent-style-name="Text_20_body" style:list-style-name="L5">
      <style:paragraph-properties fo:line-height="100%" fo:text-align="start" style:justify-single-word="false"/>
      <style:text-properties style:font-name="Liberation Serif" fo:font-weight="normal" officeooo:rsid="001d2b35" officeooo:paragraph-rsid="0022c01b" style:font-weight-asian="normal" style:font-weight-complex="normal"/>
    </style:style>
    <style:style style:name="P106" style:family="paragraph" style:parent-style-name="Text_20_body" style:list-style-name="L5">
      <style:paragraph-properties fo:line-height="100%" fo:text-align="start" style:justify-single-word="false"/>
      <style:text-properties style:font-name="Liberation Serif" fo:font-weight="normal" officeooo:rsid="001d2b35" officeooo:paragraph-rsid="003b62fc" style:font-weight-asian="normal" style:font-weight-complex="normal"/>
    </style:style>
    <style:style style:name="P107" style:family="paragraph" style:parent-style-name="Text_20_body" style:list-style-name="L5">
      <style:paragraph-properties fo:line-height="100%" fo:text-align="start" style:justify-single-word="false"/>
      <style:text-properties style:font-name="Liberation Serif" fo:font-size="14pt" style:text-underline-style="none" fo:font-weight="normal" officeooo:rsid="001d2b35" officeooo:paragraph-rsid="0022c01b" style:font-size-asian="14pt" style:font-weight-asian="normal" style:font-size-complex="14pt" style:font-weight-complex="normal"/>
    </style:style>
    <style:style style:name="P108" style:family="paragraph" style:parent-style-name="Text_20_body" style:list-style-name="L5">
      <style:paragraph-properties fo:line-height="100%" fo:text-align="start" style:justify-single-word="false"/>
      <style:text-properties style:font-name="Liberation Serif" fo:font-size="14pt" style:text-underline-style="none" fo:font-weight="normal" officeooo:rsid="001d2b35" officeooo:paragraph-rsid="003b62fc" style:font-size-asian="14pt" style:font-weight-asian="normal" style:font-size-complex="14pt" style:font-weight-complex="normal"/>
    </style:style>
    <style:style style:name="P109" style:family="paragraph" style:parent-style-name="Text_20_body" style:list-style-name="L5">
      <style:paragraph-properties fo:line-height="100%" fo:text-align="start" style:justify-single-word="false"/>
      <style:text-properties style:font-name="Liberation Serif" fo:font-size="14pt" style:text-underline-style="none" fo:font-weight="normal" officeooo:rsid="001f0068" officeooo:paragraph-rsid="0022c01b" style:font-size-asian="14pt" style:font-weight-asian="normal" style:font-size-complex="14pt" style:font-weight-complex="normal"/>
    </style:style>
    <style:style style:name="P110" style:family="paragraph" style:parent-style-name="Text_20_body" style:list-style-name="L5">
      <style:paragraph-properties fo:line-height="100%" fo:text-align="start" style:justify-single-word="false"/>
      <style:text-properties style:font-name="Liberation Serif" fo:font-size="14pt" style:text-underline-style="none" fo:font-weight="normal" officeooo:rsid="001f0068" officeooo:paragraph-rsid="003b62fc" style:font-size-asian="14pt" style:font-weight-asian="normal" style:font-size-complex="14pt" style:font-weight-complex="normal"/>
    </style:style>
    <style:style style:name="P111" style:family="paragraph" style:parent-style-name="Text_20_body" style:list-style-name="L10">
      <style:paragraph-properties fo:line-height="100%" fo:text-align="start" style:justify-single-word="false"/>
      <style:text-properties style:font-name="Liberation Serif" fo:font-size="14pt" style:text-underline-style="none" fo:font-weight="normal" officeooo:rsid="001f0068" officeooo:paragraph-rsid="00268461" style:font-size-asian="14pt" style:font-weight-asian="normal" style:font-size-complex="14pt" style:font-weight-complex="normal"/>
    </style:style>
    <style:style style:name="P112" style:family="paragraph" style:parent-style-name="Text_20_body" style:list-style-name="L10">
      <style:paragraph-properties fo:line-height="100%" fo:text-align="start" style:justify-single-word="false"/>
      <style:text-properties style:font-name="Liberation Serif" fo:font-size="14pt" style:text-underline-style="none" fo:font-weight="normal" officeooo:rsid="001f0068" officeooo:paragraph-rsid="003b62fc" style:font-size-asian="14pt" style:font-weight-asian="normal" style:font-size-complex="14pt" style:font-weight-complex="normal"/>
    </style:style>
    <style:style style:name="P113" style:family="paragraph" style:parent-style-name="Text_20_body" style:list-style-name="L9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396033" style:text-blinking="false" fo:background-color="transparent" style:font-size-asian="12pt" style:font-size-complex="12pt"/>
    </style:style>
    <style:style style:name="P114" style:family="paragraph" style:parent-style-name="Text_20_body" style:list-style-name="L9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2cc98c" officeooo:paragraph-rsid="00396033" style:text-blinking="false" fo:background-color="transparent" style:font-size-asian="12pt" style:font-weight-asian="normal" style:font-size-complex="12pt" style:font-weight-complex="normal"/>
    </style:style>
    <style:style style:name="P115" style:family="paragraph" style:parent-style-name="Text_20_body" style:list-style-name="L9">
      <style:paragraph-properties fo:line-height="100%"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2b4363" officeooo:paragraph-rsid="00396033" style:text-blinking="false" fo:background-color="transparent" style:font-size-asian="12pt" style:font-weight-asian="normal" style:font-size-complex="12pt" style:font-weight-complex="normal"/>
    </style:style>
    <style:style style:name="P116" style:family="paragraph" style:parent-style-name="Text_20_body" style:list-style-name="L16">
      <style:paragraph-properties fo:line-height="100%" fo:text-align="start" style:justify-single-word="false"/>
      <style:text-properties officeooo:rsid="003da117" officeooo:paragraph-rsid="003da117"/>
    </style:style>
    <style:style style:name="P117" style:family="paragraph" style:parent-style-name="Text_20_body" style:list-style-name="L16">
      <style:paragraph-properties fo:line-height="100%" fo:text-align="start" style:justify-single-word="false"/>
      <style:text-properties officeooo:rsid="003e06b5" officeooo:paragraph-rsid="003e06b5"/>
    </style:style>
    <style:style style:name="P118" style:family="paragraph" style:parent-style-name="Text_20_body" style:list-style-name="L16">
      <style:paragraph-properties fo:line-height="100%" fo:text-align="start" style:justify-single-word="false"/>
      <style:text-properties officeooo:rsid="003ebe83" officeooo:paragraph-rsid="003ebe83"/>
    </style:style>
    <style:style style:name="P119" style:family="paragraph" style:parent-style-name="Text_20_body" style:list-style-name="L16">
      <style:paragraph-properties fo:line-height="100%" fo:text-align="start" style:justify-single-word="false"/>
      <style:text-properties officeooo:rsid="00400998" officeooo:paragraph-rsid="00400998"/>
    </style:style>
    <style:style style:name="P120" style:family="paragraph" style:parent-style-name="Text_20_body">
      <style:paragraph-properties fo:line-height="100%" fo:text-align="center" style:justify-single-word="false" fo:break-before="page"/>
      <style:text-properties fo:font-size="20pt" style:text-underline-style="none" fo:font-weight="normal" officeooo:rsid="003da117" officeooo:paragraph-rsid="003da117" fo:background-color="transparent" style:font-size-asian="20pt" style:font-weight-asian="normal" style:font-size-complex="20pt" style:font-weight-complex="normal"/>
    </style:style>
    <style:style style:name="T1" style:family="text">
      <style:text-properties officeooo:rsid="001984db"/>
    </style:style>
    <style:style style:name="T2" style:family="text">
      <style:text-properties fo:font-size="14pt" fo:font-weight="bold" officeooo:rsid="00182005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f0068" style:font-size-asian="12pt" style:font-size-complex="12pt"/>
    </style:style>
    <style:style style:name="T5" style:family="text">
      <style:text-properties fo:font-size="12pt" officeooo:rsid="0020a5bf" style:font-size-asian="12pt" style:font-size-complex="12pt"/>
    </style:style>
    <style:style style:name="T6" style:family="text">
      <style:text-properties fo:font-size="12pt" officeooo:rsid="0024a078" style:font-size-asian="12pt" style:font-size-complex="12pt"/>
    </style:style>
    <style:style style:name="T7" style:family="text">
      <style:text-properties fo:font-size="12pt" officeooo:rsid="00268461" style:font-size-asian="12pt" style:font-size-complex="12pt"/>
    </style:style>
    <style:style style:name="T8" style:family="text">
      <style:text-properties fo:font-size="12pt" officeooo:rsid="00277b8d" style:font-size-asian="12pt" style:font-size-complex="12pt"/>
    </style:style>
    <style:style style:name="T9" style:family="text">
      <style:text-properties fo:font-size="12pt" fo:font-weight="bold" officeooo:rsid="00182005" style:font-size-asian="12pt" style:font-weight-asian="bold" style:font-size-complex="12pt" style:font-weight-complex="bold"/>
    </style:style>
    <style:style style:name="T10" style:family="text">
      <style:text-properties fo:font-size="12pt" fo:background-color="transparent" loext:char-shading-value="0" style:font-size-asian="12pt" style:font-size-complex="12pt"/>
    </style:style>
    <style:style style:name="T11" style:family="text">
      <style:text-properties fo:font-size="12pt" officeooo:rsid="0024a078" fo:background-color="transparent" loext:char-shading-value="0" style:font-size-asian="12pt" style:font-size-complex="12pt"/>
    </style:style>
    <style:style style:name="T12" style:family="text">
      <style:text-properties fo:font-size="12pt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2e8b2b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3e06b5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officeooo:rsid="001f0068"/>
    </style:style>
    <style:style style:name="T16" style:family="text">
      <style:text-properties officeooo:rsid="0024a078"/>
    </style:style>
    <style:style style:name="T17" style:family="text">
      <style:text-properties officeooo:rsid="00268461"/>
    </style:style>
    <style:style style:name="T18" style:family="text">
      <style:text-properties officeooo:rsid="00277b8d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officeooo:rsid="0036cefa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fo:font-weight="bold" style:text-blinking="false" fo:background-color="transparent" loext:char-shading-value="0"/>
    </style:style>
    <style:style style:name="T22" style:family="text">
      <style:text-properties officeooo:rsid="002cc98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URW Bookman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ject Schedule</text:p>
      <text:p text:style-name="P3"><text:line-break/><text:span text:style-name="T2">Sprint 1 </text:span><text:span text:style-name="T9">(01-11-2017 to 02-01-2017)</text:span></text:p>
      <text:p text:style-name="P5">Tasks</text:p>
      <text:list xml:id="list3562128052815209360" text:style-name="L1">
        <text:list-item>
          <text:p text:style-name="P19">Become acquainted with the project.</text:p>
          <text:list>
            <text:list-item>
              <text:p text:style-name="P19">Read through the requirements document.</text:p>
            </text:list-item>
            <text:list-item>
              <text:p text:style-name="P19">Retrieve the XML parser from Dr. Coleman.</text:p>
            </text:list-item>
          </text:list>
        </text:list-item>
        <text:list-item>
          <text:p text:style-name="P19">Set up a GitHub project for the project.</text:p>
          <text:list>
            <text:list-item>
              <text:p text:style-name="P19">Add everyone to the GitHub project.</text:p>
            </text:list-item>
            <text:list-item>
              <text:p text:style-name="P19">Add an initial JavaFX <text:span text:style-name="T1">Netbeans </text:span>project to populate the repository.</text:p>
            </text:list-item>
            <text:list-item>
              <text:p text:style-name="P19">Make sure everyone can clone the project.</text:p>
            </text:list-item>
          </text:list>
        </text:list-item>
        <text:list-item>
          <text:p text:style-name="P19">Set up a Trello Board for the project.</text:p>
          <text:list>
            <text:list-item>
              <text:p text:style-name="P19">Add everyone to the Trello Board.</text:p>
            </text:list-item>
            <text:list-item>
              <text:p text:style-name="P19">Populate the Trello Board with Epics that break down the nature of the project into manageable pieces. </text:p>
            </text:list-item>
            <text:list-item>
              <text:p text:style-name="P19">Add any relevant stories that are required for the initial setup of the project.</text:p>
            </text:list-item>
          </text:list>
        </text:list-item>
        <text:list-item>
          <text:p text:style-name="P20">Set up a GroupMe group for communication.</text:p>
          <text:list>
            <text:list-item>
              <text:p text:style-name="P20">Add everyone to the GroupMe group.</text:p>
            </text:list-item>
          </text:list>
        </text:list-item>
        <text:list-item>
          <text:p text:style-name="P19">Develop the Software Development Plan.</text:p>
        </text:list-item>
        <text:list-item>
          <text:p text:style-name="P20">Research Java/JavaFX to become acquainted enough to begin programming.</text:p>
        </text:list-item>
      </text:list>
      <text:p text:style-name="P5">Deliverables</text:p>
      <text:list xml:id="list5429039153205866545" text:style-name="L2">
        <text:list-item>
          <text:p text:style-name="P21">Team Meeting Report 1 on January 23.</text:p>
        </text:list-item>
        <text:list-item>
          <text:p text:style-name="P21">Team Meeting Report 2 on January 30.</text:p>
        </text:list-item>
        <text:list-item>
          <text:p text:style-name="P27">Software Development Plan on January 30.</text:p>
        </text:list-item>
        <text:list-item>
          <text:p text:style-name="P28">Oral Presentation on <text:span text:style-name="T15">the </text:span>Software Development Plan <text:span text:style-name="T15">on </text:span>January 30/February 1.</text:p>
        </text:list-item>
        <text:list-item>
          <text:p text:style-name="P32">PowerPoint slides from oral presentation.</text:p>
        </text:list-item>
        <text:list-item>
          <text:p text:style-name="P21">Individual Work Report on February 2.</text:p>
        </text:list-item>
      </text:list>
      <text:p text:style-name="P5">Milestones</text:p>
      <text:list xml:id="list6716722141040103078" text:style-name="L3">
        <text:list-item>
          <text:p text:style-name="P37">Delivery of Team Meeting Report 1 on January 23.</text:p>
        </text:list-item>
        <text:list-item>
          <text:p text:style-name="P37">Delivery of Team Meeting Report 2 on January 30.</text:p>
        </text:list-item>
        <text:list-item>
          <text:p text:style-name="P37">Delivery of Work report on January 30.</text:p>
        </text:list-item>
        <text:list-item>
          <text:p text:style-name="P30"><text:soft-page-break/>Whole team is a member of the team's GitHub, Trello, and GroupMe.</text:p>
        </text:list-item>
        <text:list-item>
          <text:p text:style-name="P30">Whole team has a Git clone of the project on their respective computers.</text:p>
        </text:list-item>
        <text:list-item>
          <text:p text:style-name="P30">Delivery of the Software Development Plan on January 30.</text:p>
        </text:list-item>
        <text:list-item>
          <text:p text:style-name="P30">Oral Presentation on the Software Development Plan <text:span text:style-name="T15">given </text:span>on January 30/February 1.</text:p>
          <text:p text:style-name="P30"/>
        </text:list-item>
      </text:list>
      <text:p text:style-name="P4">Sprint 2 <text:span text:style-name="T3">(02-01-2017 to 02-12-2017)</text:span></text:p>
      <text:p text:style-name="P7">Tasks</text:p>
      <text:list xml:id="list2240566008464160682" text:style-name="L4">
        <text:list-item>
          <text:p text:style-name="P47">Create a Backlog</text:p>
          <text:list>
            <text:list-item>
              <text:p text:style-name="P47">Decide which Epics are most manageable at this time</text:p>
            </text:list-item>
            <text:list-item>
              <text:p text:style-name="P47">Split the Epics into smaller Epics if they appear to be too broad.</text:p>
            </text:list-item>
            <text:list-item>
              <text:p text:style-name="P47">Divide each Epic that is relevant to this sprint into user stories that will be used to populate the Backlog.</text:p>
            </text:list-item>
            <text:list-item>
              <text:p text:style-name="P47">Sort the user stories by relevancy.</text:p>
            </text:list-item>
          </text:list>
        </text:list-item>
        <text:list-item>
          <text:p text:style-name="P48">Begin development of the GUI.</text:p>
          <text:list>
            <text:list-item>
              <text:p text:style-name="P48">Create a basic environment </text:p>
              <text:list>
                <text:list-item>
                  <text:p text:style-name="P48">Add any buttons that we need.</text:p>
                  <text:list>
                    <text:list-item>
                      <text:p text:style-name="P53">This includes test buttons, for later, that will allow us to disable any of the actors, separately, that we wish.</text:p>
                    </text:list-item>
                    <text:list-item>
                      <text:p text:style-name="P38">All buttons will call functionality from an interface module for separation and clarification.</text:p>
                    </text:list-item>
                  </text:list>
                </text:list-item>
                <text:list-item>
                  <text:p text:style-name="P48">Determine size.</text:p>
                </text:list-item>
                <text:list-item>
                  <text:p text:style-name="P48">Decide original shapes as placeholders for actors.</text:p>
                </text:list-item>
                <text:list-item>
                  <text:p text:style-name="P48">Add any additional prompts.</text:p>
                </text:list-item>
              </text:list>
            </text:list-item>
          </text:list>
        </text:list-item>
        <text:list-item>
          <text:p text:style-name="P48">Begin development on the actors.</text:p>
          <text:list>
            <text:list-item>
              <text:p text:style-name="P48">Create an extendable actor class.</text:p>
            </text:list-item>
            <text:list-item>
              <text:p text:style-name="P48">Start with plant life to create objects that extend the actor class.</text:p>
            </text:list-item>
            <text:list-item>
              <text:p text:style-name="P48">Use the functionality of the XML parser to find out best way to store data in structures that are easily manipulated.</text:p>
            </text:list-item>
          </text:list>
        </text:list-item>
        <text:list-item>
          <text:p text:style-name="P57">Create timer class</text:p>
          <text:list>
            <text:list-item>
              <text:p text:style-name="P57">Have functionality that will allow us to create, start, stop, get, and reset the time. </text:p>
            </text:list-item>
          </text:list>
        </text:list-item>
      </text:list>
      <text:p text:style-name="P7">Deliverables</text:p>
      <text:list xml:id="list9111043383267722838" text:style-name="L5">
        <text:list-item>
          <text:p text:style-name="P23">Team Meeting Report 1 on <text:span text:style-name="T15">February 6</text:span>.</text:p>
        </text:list-item>
        <text:list-item>
          <text:p text:style-name="P79"><text:soft-page-break/><text:span text:style-name="T3">Team Meeting Report 2 on </text:span><text:span text:style-name="T4">February</text:span><text:span text:style-name="T3"> </text:span><text:span text:style-name="T4">13</text:span><text:span text:style-name="T3">.</text:span></text:p>
        </text:list-item>
        <text:list-item>
          <text:p text:style-name="P49">Oral presentation on Project Backlog on February 15/February 20.</text:p>
        </text:list-item>
        <text:list-item>
          <text:p text:style-name="P34">PowerPoint slides from oral presentation.</text:p>
        </text:list-item>
        <text:list-item>
          <text:p text:style-name="P79"><text:span text:style-name="T3">Individual Work Report on February 2</text:span><text:span text:style-name="T5">0</text:span><text:span text:style-name="T3">.</text:span></text:p>
        </text:list-item>
      </text:list>
      <text:p text:style-name="P11">Milestones</text:p>
      <text:list xml:id="list2635672668578891700" text:style-name="L6">
        <text:list-item>
          <text:p text:style-name="P39">Delivery of Team Meeting Report 1 on February 6.</text:p>
        </text:list-item>
        <text:list-item>
          <text:p text:style-name="P39">Delivery of Team Meeting Report 2 on February 13.</text:p>
        </text:list-item>
        <text:list-item>
          <text:p text:style-name="P39">Delivery of Work report on February 20..</text:p>
        </text:list-item>
        <text:list-item>
          <text:p text:style-name="P51">Initial GUI created.</text:p>
        </text:list-item>
        <text:list-item>
          <text:p text:style-name="P39">Initial interface module created.</text:p>
        </text:list-item>
        <text:list-item>
          <text:p text:style-name="P51">Extendable actor class functional.</text:p>
        </text:list-item>
        <text:list-item>
          <text:p text:style-name="P51">Plant life class created that inherits from the actor class.</text:p>
        </text:list-item>
        <text:list-item>
          <text:p text:style-name="P58">Be able to create, start, stop, get, and reset a timer. </text:p>
        </text:list-item>
        <text:list-item>
          <text:p text:style-name="P51">First Draft of Project Backlog finished.</text:p>
        </text:list-item>
        <text:list-item>
          <text:p text:style-name="P51">Oral Presentation on Project Backlog given on February 15/February 20.</text:p>
          <text:p text:style-name="P51"/>
        </text:list-item>
      </text:list>
      <text:p text:style-name="P4">Sprint 3<text:span text:style-name="T3"> (02-12-2017 to 03-08-2017)</text:span></text:p>
      <text:p text:style-name="P8">Tasks</text:p>
      <text:list xml:id="list2777043077421932808" text:style-name="L7">
        <text:list-item>
          <text:p text:style-name="P63">Create Architectural Design</text:p>
          <text:list>
            <text:list-item>
              <text:p text:style-name="P63">Decide on:</text:p>
              <text:list>
                <text:list-item>
                  <text:p text:style-name="P63">modules</text:p>
                </text:list-item>
                <text:list-item>
                  <text:p text:style-name="P63">units</text:p>
                </text:list-item>
                <text:list-item>
                  <text:p text:style-name="P63">classes</text:p>
                </text:list-item>
              </text:list>
            </text:list-item>
          </text:list>
        </text:list-item>
        <text:list-item>
          <text:p text:style-name="P63">Update Backlog</text:p>
        </text:list-item>
        <text:list-item>
          <text:p text:style-name="P54">Create classes for rocks, herbivores, and predators that inherit the actor class.</text:p>
          <text:list>
            <text:list-item>
              <text:p text:style-name="P54">Make changes to the actor class as needed.</text:p>
            </text:list-item>
            <text:list-item>
              <text:p text:style-name="P54">Modify the plant life class if the need arises.</text:p>
            </text:list-item>
          </text:list>
        </text:list-item>
        <text:list-item>
          <text:p text:style-name="P54">Start work on the individual functionality of all actors </text:p>
        </text:list-item>
        <text:list-item>
          <text:p text:style-name="P54">Develop functionality to place all of the actors on the GUI.</text:p>
          <text:list>
            <text:list-item>
              <text:p text:style-name="P54">This will be in accordance with their coordinates.</text:p>
              <text:list>
                <text:list-item>
                  <text:p text:style-name="P54">NOTE: Coordinates will be one of the inherited values, so this functionality should be <text:soft-page-break/>available already.</text:p>
                </text:list-item>
              </text:list>
            </text:list-item>
            <text:list-item>
              <text:p text:style-name="P54">Only placement will be tested here.</text:p>
            </text:list-item>
          </text:list>
        </text:list-item>
        <text:list-item>
          <text:p text:style-name="P54">Develop control class that acts as the bridge between the front end and back end.</text:p>
          <text:list>
            <text:list-item>
              <text:p text:style-name="P54">This will be the main starting point of the program.</text:p>
            </text:list-item>
            <text:list-item>
              <text:p text:style-name="P54">Use the XML parser to initialize all actors here.</text:p>
            </text:list-item>
            <text:list-item>
              <text:p text:style-name="P54">Start the GUI.</text:p>
            </text:list-item>
            <text:list-item>
              <text:p text:style-name="P54">Add all initial actors to the GUI.</text:p>
            </text:list-item>
          </text:list>
        </text:list-item>
        <text:list-item>
          <text:p text:style-name="P59">Develop statistic output module</text:p>
          <text:list>
            <text:list-item>
              <text:p text:style-name="P59">Should be able to simply, and aesthetically, print out the initial statistics of all the actors.</text:p>
            </text:list-item>
          </text:list>
        </text:list-item>
      </text:list>
      <text:p text:style-name="P9">Deliverables</text:p>
      <text:list xml:id="list115050730272546" text:continue-list="list9111043383267722838" text:style-name="L5">
        <text:list-item>
          <text:p text:style-name="P24">Team Meeting Report <text:span text:style-name="T16">1 on February 27.</text:span></text:p>
        </text:list-item>
        <text:list-item>
          <text:p text:style-name="P80"><text:span text:style-name="T3">Team Meeting Report 2 </text:span><text:span text:style-name="T6">on March 6.</text:span></text:p>
        </text:list-item>
        <text:list-item>
          <text:p text:style-name="P83"><text:span text:style-name="T3">Oral prese</text:span><text:span text:style-name="T10">ntation on </text:span><text:span text:style-name="T11">Architectural Design and Backlog</text:span><text:span text:style-name="T10"> given on </text:span><text:span text:style-name="T11">March 6/ March 8.</text:span></text:p>
        </text:list-item>
        <text:list-item>
          <text:p text:style-name="P72">PowerPoint slides from oral presentation.</text:p>
        </text:list-item>
        <text:list-item>
          <text:p text:style-name="P80"><text:span text:style-name="T3">Individual Work Report </text:span><text:span text:style-name="T6">on March 8.</text:span></text:p>
        </text:list-item>
      </text:list>
      <text:p text:style-name="P12">Milestones</text:p>
      <text:list xml:id="list7024410887335537657" text:style-name="L8">
        <text:list-item>
          <text:p text:style-name="P40">Delivery of Team Meeting Report 1 on March 27.</text:p>
        </text:list-item>
        <text:list-item>
          <text:p text:style-name="P40">Delivery of Team Meeting Report 2 on March 6.</text:p>
        </text:list-item>
        <text:list-item>
          <text:p text:style-name="P40">Delivery of Work report on March 8.</text:p>
        </text:list-item>
        <text:list-item>
          <text:p text:style-name="P55">Have working (minimally functional) plant life, rock, herbivore, and predator objects.</text:p>
        </text:list-item>
        <text:list-item>
          <text:p text:style-name="P55">Have a GUI that can place all actors based on their coordinates.</text:p>
        </text:list-item>
        <text:list-item>
          <text:p text:style-name="P55">Have a controller class, that acts as main, which can initialize all actors with the XML parser, start the GUI, and place actors on GUI.</text:p>
        </text:list-item>
        <text:list-item>
          <text:p text:style-name="P60">Be able to output statistics from initial input of data.</text:p>
        </text:list-item>
        <text:list-item>
          <text:p text:style-name="P86"><text:span text:style-name="T3">Oral Presentation on </text:span><text:span text:style-name="T6">Architectural Design and Backlog</text:span><text:span text:style-name="T3"> given on </text:span><text:span text:style-name="T6">March 6/ March 8.</text:span></text:p>
          <text:p text:style-name="P64"/>
        </text:list-item>
      </text:list>
      <text:p text:style-name="P4">Sprint 4 <text:span text:style-name="T3">(03-08-2017 to 04-03-2017)</text:span></text:p>
      <text:p text:style-name="P8">Tasks</text:p>
      <text:list xml:id="list2253500715445625275" text:style-name="L9">
        <text:list-item>
          <text:p text:style-name="P66">Update GUI design</text:p>
          <text:list>
            <text:list-item>
              <text:p text:style-name="P66">Create sprites for all actors</text:p>
            </text:list-item>
            <text:list-item>
              <text:p text:style-name="P66">Add sprites in animation sequences for actors.</text:p>
            </text:list-item>
            <text:list-item>
              <text:p text:style-name="P91"><text:soft-page-break/>Integrate the timer (into button).</text:p>
            </text:list-item>
            <text:list-item>
              <text:p text:style-name="P91">Integrate the statistical output (into button).</text:p>
            </text:list-item>
          </text:list>
        </text:list-item>
        <text:list-item>
          <text:p text:style-name="P92">Develop functionality for the rocks.</text:p>
          <text:list>
            <text:list-item>
              <text:p text:style-name="P113">Each rock will be defined with an x and y coordinate (&lt;X_POS&gt; and &lt;Y_POS&gt;) in the simulation data file.</text:p>
            </text:list-item>
            <text:list-item>
              <text:p text:style-name="P113">Each rock will be defined with a diameter (&lt;O_DIAMETER&gt;) in the simulation data file.</text:p>
            </text:list-item>
            <text:list-item>
              <text:p text:style-name="P113">Each rock will be defined with a height (&lt;O_HEIGHT &gt;) in the simulation data file.</text:p>
            </text:list-item>
          </text:list>
        </text:list-item>
        <text:list-item>
          <text:p text:style-name="P92">Develop functionality for the evolution of the plant life.</text:p>
          <text:list>
            <text:list-item>
              <text:p text:style-name="P114"><text:bookmark text:name="docs-internal-guid-b341cca8-dcdb-1f19-999f-3b52a06534741"/>Grows from seeds in a hemispherical form.</text:p>
              <text:list>
                <text:list-item>
                  <text:p text:style-name="P113">Will be as high as the radius of its base.</text:p>
                </text:list-item>
              </text:list>
            </text:list-item>
            <text:list-item>
              <text:p text:style-name="P113">Will grow 10 units of time after it is ejected form parent.</text:p>
              <text:list>
                <text:list-item>
                  <text:p text:style-name="P113">Initial radius will be 1/100 of a DU (Distance Units).</text:p>
                </text:list-item>
              </text:list>
            </text:list-item>
            <text:list-item>
              <text:p text:style-name="P113">Rate of growth (&lt;GROWTH_RATE&gt;) is defined in simulation data file.</text:p>
              <text:list>
                <text:list-item>
                  <text:p text:style-name="P113">Represented as a fraction of its’ maximum size</text:p>
                </text:list-item>
              </text:list>
            </text:list-item>
            <text:list-item>
              <text:p text:style-name="P113">Will grow until it reaches max size (&lt;MAX_SIZE&gt;) defined in simulation data file.</text:p>
            </text:list-item>
            <text:list-item>
              <text:p text:style-name="P113">Once max size is reached, the plant will produce a seedpod every 3600 units of time.</text:p>
              <text:list>
                <text:list-item>
                  <text:p text:style-name="P113">Each seedpod will burst and distribute a random amount of seeds – capped by a max seed number (&lt;MAX_SEED_NUMBER&gt;) defined in the simulation data file – randomly among a circular area around the plant; the radius (&lt;MAX_SEED_CAST_DISTANCE&gt;) is defined in the simulation data file. </text:p>
                </text:list-item>
              </text:list>
            </text:list-item>
            <text:list-item>
              <text:p text:style-name="P113">A percentage of seeds will germinate and grow</text:p>
              <text:list>
                <text:list-item>
                  <text:p text:style-name="P113">The percentage (&lt;SEED_VIABILITY&gt;) is defined in the simulation data file.</text:p>
                </text:list-item>
                <text:list-item>
                  <text:p text:style-name="P113">Initial number of plants (&lt;INITIAL_PLANT_COUNT&gt;) is defined in the simulation data file.</text:p>
                </text:list-item>
                <text:list-item>
                  <text:p text:style-name="P113">Each plant will be defined with an x and y coordinate (&lt;X_POS&gt; and &lt;Y_POS&gt;) in the simulation data file.</text:p>
                </text:list-item>
                <text:list-item>
                  <text:p text:style-name="P113">Each plant will be defined with a diameter (&lt;P_DIAMETER&gt;) in the simulation data file.</text:p>
                </text:list-item>
              </text:list>
            </text:list-item>
          </text:list>
        </text:list-item>
        <text:list-item>
          <text:p text:style-name="P92">Develop functionality for the evolution of the herbivores.</text:p>
          <text:list>
            <text:list-item>
              <text:p text:style-name="P114">Herbivores feed on the plants.</text:p>
            </text:list-item>
            <text:list-item>
              <text:p text:style-name="P113">When a plant is available to consume, the herbivore can consume it and gain a number of EU(Energy Units) per 60 units of simulation time.</text:p>
              <text:list>
                <text:list-item>
                  <text:p text:style-name="P113">The amount of EU gained (&lt;ENERGY_INPUT&gt;) is defined in the simulation data file.</text:p>
                </text:list-item>
              </text:list>
            </text:list-item>
            <text:list-item>
              <text:p text:style-name="P101"><text:span text:style-name="T19">After 600 units of simulation time, the herbivore will have consumed all of the food in a </text:span><text:soft-page-break/><text:span text:style-name="T19">radius of 5 DU. </text:span></text:p>
              <text:list>
                <text:list-item>
                  <text:p text:style-name="P113">At this point the herbivore will move again.</text:p>
                </text:list-item>
              </text:list>
            </text:list-item>
            <text:list-item>
              <text:p text:style-name="P113">The herbivore will be able to see any plant life within its’ direct line of sight within 150 DU from its’ current position.</text:p>
              <text:list>
                <text:list-item>
                  <text:p text:style-name="P113">This is affected by other actors. If the herbivores height is not greater than the actors height, it cannot see past it.</text:p>
                </text:list-item>
              </text:list>
            </text:list-item>
            <text:list-item>
              <text:p text:style-name="P113">If a herbivores’ EU drops below 25 it can only move 10 DU.</text:p>
            </text:list-item>
            <text:list-item>
              <text:p text:style-name="P113">If a herbivores’ EU drops to zero, it dies and is removed from the simulation.</text:p>
            </text:list-item>
            <text:list-item>
              <text:p text:style-name="P113">If a herbivore’s EU rises to a value greater than its energy to reproduce (&lt;ENERGY_TO_REPRODUCE&gt;) then it will produce two offspring.</text:p>
              <text:list>
                <text:list-item>
                  <text:p text:style-name="P113">Each of these offspring will have half the original herbivores EU.</text:p>
                </text:list-item>
              </text:list>
            </text:list-item>
            <text:list-item>
              <text:p text:style-name="P113">A herbivore can see a predator within 25 DU.</text:p>
            </text:list-item>
            <text:list-item>
              <text:p text:style-name="P113">If a herbivore can see a predator it will attempt to escape one of two ways.</text:p>
              <text:list>
                <text:list-item>
                  <text:p text:style-name="P113">Running away.</text:p>
                </text:list-item>
                <text:list-item>
                  <text:p text:style-name="P113">Hiding behind an obstruction.</text:p>
                </text:list-item>
              </text:list>
            </text:list-item>
            <text:list-item>
              <text:p text:style-name="P113">A herbivore can run fast – faster than a predator – for a time (&lt;MAINTAIN_SPEED&gt;) defined in the simulation data file.</text:p>
              <text:list>
                <text:list-item>
                  <text:p text:style-name="P113">After the time of increased speed, the herbivore will slow to 75% of its maximum speed defined in the simulation data file (&lt;MAX_SPEED&gt;).</text:p>
                </text:list-item>
              </text:list>
            </text:list-item>
            <text:list-item>
              <text:p text:style-name="P113">Initial number of herbivores will be defined in the simulation data file.</text:p>
            </text:list-item>
            <text:list-item>
              <text:p text:style-name="P113">Each herbivore will be defined with an x and y coordinate (&lt;X_POS&gt; and &lt;Y_POS&gt;) in the simulation data file.</text:p>
            </text:list-item>
            <text:list-item>
              <text:p text:style-name="P113">Each herbivore will be defined with an initial energy level (&lt;G_ENERGY_LEVEL&gt;) in the simulation data file.</text:p>
            </text:list-item>
          </text:list>
        </text:list-item>
        <text:list-item>
          <text:p text:style-name="P92">Develop functionality for the evolution of the predators.</text:p>
          <text:list>
            <text:list-item>
              <text:p text:style-name="P114"><text:bookmark text:name="docs-internal-guid-b4f7c87b-dce3-366f-a640-20e9a94143021"/>The predators feed on the herbivores.</text:p>
            </text:list-item>
            <text:list-item>
              <text:p text:style-name="P113">The predators will have a set of genetic traits defined in the simulation data file that will determine their reaction to herbivores and other predators.</text:p>
              <text:list>
                <text:list-item>
                  <text:p text:style-name="P101"><text:span text:style-name="T19">The predators will have an </text:span><text:span text:style-name="T21">aggression</text:span><text:span text:style-name="T19"> trait.</text:span></text:p>
                </text:list-item>
                <text:list-item>
                  <text:p text:style-name="P101"><text:span text:style-name="T19">The predators will have an </text:span><text:span text:style-name="T21">strength</text:span><text:span text:style-name="T19"> trait.</text:span></text:p>
                </text:list-item>
                <text:list-item>
                  <text:p text:style-name="P101"><text:span text:style-name="T19">The predators will have a </text:span><text:span text:style-name="T21">speed</text:span><text:span text:style-name="T19"> trait.</text:span></text:p>
                </text:list-item>
              </text:list>
            </text:list-item>
            <text:list-item>
              <text:p text:style-name="P113">Each predator will have two genes per trait.</text:p>
            </text:list-item>
            <text:list-item>
              <text:p text:style-name="P113">Each trait will have a dominant and recessive gene type that will determine behavior based on whether the combination of the predators two genes is Homozygous Dominant (AA), Heterozygous Dominant (Aa), or Homozygous Recessive (aa).</text:p>
            </text:list-item>
            <text:list-item>
              <text:p text:style-name="P113"><text:soft-page-break/>Aggression will determine intent when moving.</text:p>
              <text:list>
                <text:list-item>
                  <text:p text:style-name="P113">The dominant gene is A.</text:p>
                </text:list-item>
                <text:list-item>
                  <text:p text:style-name="P113">The recessive gene is a.</text:p>
                </text:list-item>
                <text:list-item>
                  <text:p text:style-name="P113">AA </text:p>
                  <text:list>
                    <text:list-item>
                      <text:p text:style-name="P113">The predator will attempt to kill and eat other predators unless it is seeking a mate.</text:p>
                    </text:list-item>
                  </text:list>
                </text:list-item>
                <text:list-item>
                  <text:p text:style-name="P113">Aa </text:p>
                  <text:list>
                    <text:list-item>
                      <text:p text:style-name="P113">The predator will attack other predators only when it is hungry and no other food is available.</text:p>
                    </text:list-item>
                  </text:list>
                </text:list-item>
                <text:list-item>
                  <text:p text:style-name="P113">Aa </text:p>
                  <text:list>
                    <text:list-item>
                      <text:p text:style-name="P113">The predator will always flee another predator when approached or attacked. </text:p>
                    </text:list-item>
                    <text:list-item>
                      <text:p text:style-name="P113">The predator will only approach another predator when it is seeking a mate.</text:p>
                    </text:list-item>
                  </text:list>
                </text:list-item>
              </text:list>
            </text:list-item>
            <text:list-item>
              <text:p text:style-name="P113">Strength will determine their success in attacking and killing other predators and herbivores.</text:p>
              <text:list>
                <text:list-item>
                  <text:p text:style-name="P113">The dominant gene is S.</text:p>
                </text:list-item>
                <text:list-item>
                  <text:p text:style-name="P113">The recessive gene is s.</text:p>
                </text:list-item>
                <text:list-item>
                  <text:p text:style-name="P113">SS </text:p>
                  <text:list>
                    <text:list-item>
                      <text:p text:style-name="P101"><text:span text:style-name="T19">The predator will succeed in killing and eating a </text:span><text:span text:style-name="T20">herbivore</text:span><text:span text:style-name="T19"> 95% of the time if the predator can catch the herbivore.</text:span></text:p>
                    </text:list-item>
                    <text:list-item>
                      <text:p text:style-name="P113">The predator will succeed in killing and eating a predator 75% of the time if the other predator’s strength is Ss.</text:p>
                    </text:list-item>
                    <text:list-item>
                      <text:p text:style-name="P113">The predator will succeed in killing and eating a predator 95% of the time if the other predator’s strength is ss.</text:p>
                    </text:list-item>
                    <text:list-item>
                      <text:p text:style-name="P113">The predator, and another predator of SS, will have a 50% chance of fighting each other and a 50% chance if disengaging, if the predator attacks.</text:p>
                      <text:list>
                        <text:list-item>
                          <text:p text:style-name="P113">If fighting occurs, each predator has an equal chance to win the fight. </text:p>
                        </text:list-item>
                      </text:list>
                    </text:list-item>
                  </text:list>
                </text:list-item>
                <text:list-item>
                  <text:p text:style-name="P113">Ss</text:p>
                  <text:list>
                    <text:list-item>
                      <text:p text:style-name="P101"><text:span text:style-name="T19">The predator will succeed in killing and eating a </text:span><text:span text:style-name="T20">herbivore</text:span><text:span text:style-name="T19"> 75% of the time if the predator can catch the herbivore.</text:span></text:p>
                    </text:list-item>
                    <text:list-item>
                      <text:p text:style-name="P113">The predator will succeed in killing and eating a predator 25% of the time if the other predator’s strength is SS.</text:p>
                    </text:list-item>
                    <text:list-item>
                      <text:p text:style-name="P113">The predator will succeed in killing and eating a predator 75% of the time if the other predator’s strength is ss.</text:p>
                    </text:list-item>
                    <text:list-item>
                      <text:p text:style-name="P113">The predator, and another predator of Ss, will have a 50% chance of fighting each other and a 50% chance if disengaging, if the predator attacks.</text:p>
                      <text:list>
                        <text:list-item>
                          <text:p text:style-name="P113">If fighting occurs, each predator has an equal chance to win the fight. </text:p>
                        </text:list-item>
                      </text:list>
                    </text:list-item>
                  </text:list>
                </text:list-item>
                <text:list-item>
                  <text:p text:style-name="P113"><text:soft-page-break/>Ss</text:p>
                  <text:list>
                    <text:list-item>
                      <text:p text:style-name="P101"><text:span text:style-name="T19">The predator will succeed in killing and eating a </text:span><text:span text:style-name="T20">herbivore</text:span><text:span text:style-name="T19"> 50% of the time if the predator can catch the herbivore.</text:span></text:p>
                    </text:list-item>
                    <text:list-item>
                      <text:p text:style-name="P113">The predator will succeed in killing and eating a predator 5% of the time if the other predator’s strength is SS.</text:p>
                    </text:list-item>
                    <text:list-item>
                      <text:p text:style-name="P113">The predator will succeed in killing and eating a predator 25% of the time if the other predator’s strength is Ss.</text:p>
                    </text:list-item>
                    <text:list-item>
                      <text:p text:style-name="P113">The predator, and another predator of ss, will have a 50% chance of fighting each other and a 50% chance if disengaging, if the predator attacks.</text:p>
                      <text:list>
                        <text:list-item>
                          <text:p text:style-name="P113">If fighting occurs, each predator has an equal chance to win the fight.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3">Speed will determine the rate at which the predator can move.</text:p>
              <text:list>
                <text:list-item>
                  <text:p text:style-name="P113">The dominant gene is F.</text:p>
                </text:list-item>
                <text:list-item>
                  <text:p text:style-name="P113">The recessive gene is f.</text:p>
                </text:list-item>
                <text:list-item>
                  <text:p text:style-name="P113">FF</text:p>
                  <text:list>
                    <text:list-item>
                      <text:p text:style-name="P101"><text:span text:style-name="T19">The predator can run at the </text:span><text:span text:style-name="T20">Homozygous</text:span><text:span text:style-name="T19"> dominant speed (&lt;MAX_SPEED_HOD&gt;) defined in the simulation data file.</text:span></text:p>
                    </text:list-item>
                  </text:list>
                </text:list-item>
                <text:list-item>
                  <text:p text:style-name="P113">Ff</text:p>
                  <text:list>
                    <text:list-item>
                      <text:p text:style-name="P101"><text:span text:style-name="T19">The predator can run at the </text:span><text:span text:style-name="T20">Heterozygous</text:span><text:span text:style-name="T19"> dominant speed (&lt;MAX_SPEED_HED&gt;) defined in the simulation data file.</text:span></text:p>
                    </text:list-item>
                  </text:list>
                </text:list-item>
                <text:list-item>
                  <text:p text:style-name="P113">Ff</text:p>
                  <text:list>
                    <text:list-item>
                      <text:p text:style-name="P101"><text:span text:style-name="T19">The predator can run at the </text:span><text:span text:style-name="T20">Homozygous</text:span><text:span text:style-name="T19"> recessive speed (&lt;MAX_SPEED_HOR&gt;) defined in the simulation data file.</text:span></text:p>
                    </text:list-item>
                  </text:list>
                </text:list-item>
                <text:list-item>
                  <text:p text:style-name="P113">The time a predator can maintain its’ max speed (&lt;MAINTAIN_SPEED&gt;) is defined in the simulation data file.</text:p>
                </text:list-item>
                <text:list-item>
                  <text:p text:style-name="P101"><text:span text:style-name="T19">After the </text:span><text:span text:style-name="T20">allotted</text:span><text:span text:style-name="T19"> time that the predator has run at it’s max speed, it slows a t a rate of 1 DU per 15 units of time until it comes to a complete stop.</text:span></text:p>
                </text:list-item>
              </text:list>
            </text:list-item>
            <text:list-item>
              <text:p text:style-name="P113">A predator will expend a certain number of EU (&lt;ENERGY_OUTPUT&gt;) every time it moves 5 DU. This value is defined in the simulation data file.</text:p>
              <text:list>
                <text:list-item>
                  <text:p text:style-name="P113">The energy output is constant whether the predator is looking for food or chasing a herbivore or predator.</text:p>
                </text:list-item>
              </text:list>
            </text:list-item>
            <text:list-item>
              <text:p text:style-name="P113">A predator will gain 90% of the energy of the actor it consumes, whether it be a herbivore or predator.</text:p>
            </text:list-item>
            <text:list-item>
              <text:p text:style-name="P113">A predator will be able to see a herbivore or another predator within its’ direct line of sight within 150 DU from its’ current position.</text:p>
              <text:list>
                <text:list-item>
                  <text:p text:style-name="P113">This is affected by other actors. If the predators height is not greater than the actors height, it cannot see past it.</text:p>
                </text:list-item>
              </text:list>
            </text:list-item>
            <text:list-item>
              <text:p text:style-name="P113"><text:soft-page-break/>A predator will be able to smell a herbivore or another predator within 25 DU.</text:p>
              <text:list>
                <text:list-item>
                  <text:p text:style-name="P113">Line of sight does not affect this.</text:p>
                </text:list-item>
              </text:list>
            </text:list-item>
            <text:list-item>
              <text:p text:style-name="P113">When a predator’s energy level reaches the energy level to reproduce (&lt;ENERGY_TO_REPRODUCE&gt;) then it will seek another predator and mate.</text:p>
              <text:list>
                <text:list-item>
                  <text:p text:style-name="P113">Any predator can mate with any other predator.</text:p>
                </text:list-item>
                <text:list-item>
                  <text:p text:style-name="P113">After mating, both of the predators will give birth to a random number of offspring up to a maximum value (&lt;MAX_OFFSPRING&gt;) after a gestation period (&lt;GESTATION&gt;). Both values are defined in the simulation data file.</text:p>
                </text:list-item>
              </text:list>
            </text:list-item>
            <text:list-item>
              <text:p text:style-name="P113">The genetic makeup of a predators offspring is determined by Mendel’s laws of genetics.</text:p>
              <text:list>
                <text:list-item>
                  <text:p text:style-name="P113">Each offspring will receive on gene for each trait from each parent.</text:p>
                </text:list-item>
                <text:list-item>
                  <text:p text:style-name="P113">There is a 50:50 chance, for any pair of traits, that the offspring will receive that one from the parent.</text:p>
                </text:list-item>
              </text:list>
            </text:list-item>
            <text:list-item>
              <text:p text:style-name="P113">After a predator gives birth to its’ offspring, they will move away from each other and will not be able to interact for 3600 units of time.</text:p>
            </text:list-item>
            <text:list-item>
              <text:p text:style-name="P113">Predator offspring will be born in a energy level (&lt;P_ENERGY_LEVEL&gt;) defined in the simulation data file.</text:p>
              <text:list>
                <text:list-item>
                  <text:p text:style-name="P113">This energy level will not subtract from the parent predator.</text:p>
                </text:list-item>
              </text:list>
            </text:list-item>
            <text:list-item>
              <text:p text:style-name="P113">Predator offspring have all the characteristics of an adult when born.</text:p>
            </text:list-item>
            <text:list-item>
              <text:p text:style-name="P113">Initial number of predators will be defined in the simulation data file.</text:p>
            </text:list-item>
            <text:list-item>
              <text:p text:style-name="P113">Each predator will be defined with an x and y coordinate (&lt;X_POS&gt; and &lt;Y_POS&gt;) in the simulation data file.</text:p>
            </text:list-item>
            <text:list-item>
              <text:p text:style-name="P113">Each predator will be defined with an initial energy level (&lt;P_ENERGY_LEVEL&gt;) in the simulation data file.</text:p>
            </text:list-item>
            <text:list-item>
              <text:p text:style-name="P115">Each predator will be defined with a genotype (&lt;GENOTYPE &gt;) in the simulation data file.</text:p>
            </text:list-item>
          </text:list>
        </text:list-item>
      </text:list>
      <text:p text:style-name="P15">Deliverables</text:p>
      <text:list xml:id="list115049478888609" text:continue-list="list115050730272546" text:style-name="L5">
        <text:list-item>
          <text:p text:style-name="P105">Team Meeting Report 1 on <text:span text:style-name="T17">March 20.</text:span></text:p>
        </text:list-item>
        <text:list-item>
          <text:p text:style-name="P107"><text:span text:style-name="T3">Team Meeting Report 2 on </text:span><text:span text:style-name="T7">March 27.</text:span></text:p>
        </text:list-item>
        <text:list-item>
          <text:p text:style-name="P109"><text:span text:style-name="T3">Oral presentation on </text:span><text:span text:style-name="T7">GUI on March 29/April 3.</text:span></text:p>
        </text:list-item>
        <text:list-item>
          <text:p text:style-name="P93">PowerPoint slides from oral presentation.</text:p>
        </text:list-item>
        <text:list-item>
          <text:p text:style-name="P107"><text:span text:style-name="T3">Individual Work Report </text:span><text:span text:style-name="T7">on April 3.</text:span></text:p>
        </text:list-item>
      </text:list>
      <text:p text:style-name="P16">Milestones</text:p>
      <text:list xml:id="list2322423331159018182" text:style-name="L10">
        <text:list-item>
          <text:p text:style-name="P95">Delivery of Team Meeting Report 1 on March 20</text:p>
        </text:list-item>
        <text:list-item>
          <text:p text:style-name="P95">Delivery of Team Meeting Report 2 on March 27</text:p>
        </text:list-item>
        <text:list-item>
          <text:p text:style-name="P95"><text:soft-page-break/>Delivery of Work report on April 3.</text:p>
        </text:list-item>
        <text:list-item>
          <text:p text:style-name="P97">Be able to start, stop, pause, and reset the simulation for any given (single)set of actors.</text:p>
        </text:list-item>
        <text:list-item>
          <text:p text:style-name="P97">Be able to print out the statistics of the current simulation.</text:p>
        </text:list-item>
        <text:list-item>
          <text:p text:style-name="P98">Have the rocks functioning correctly by themselves, inside the GUI.</text:p>
        </text:list-item>
        <text:list-item>
          <text:p text:style-name="P97">Have the plant life functioning correctly by themselves, inside the GUI.</text:p>
        </text:list-item>
        <text:list-item>
          <text:p text:style-name="P102"><text:span text:style-name="T22">Have the herbivores functioning correctly by themselves, inside the GUI</text:span><text:bookmark text:name="docs-internal-guid-b341cca8-dcdd-c897-108c-ab245071a130"/><text:span text:style-name="T22">.</text:span></text:p>
        </text:list-item>
        <text:list-item>
          <text:p text:style-name="P99">Have the predators functioning correctly by themselves, inside the GUI.</text:p>
        </text:list-item>
        <text:list-item>
          <text:p text:style-name="P97">Sprite sequences for all actors work correctly.</text:p>
        </text:list-item>
        <text:list-item>
          <text:p text:style-name="P111"><text:span text:style-name="T3">Oral Presentation on </text:span><text:span text:style-name="T7">GUI given on March 29/April 3.</text:span></text:p>
          <text:p text:style-name="P104"/>
        </text:list-item>
      </text:list>
      <text:p text:style-name="P4">Sprint 5 <text:span text:style-name="T3">(04-03-2017 to 04-24-2017)</text:span></text:p>
      <text:p text:style-name="P8">Tasks</text:p>
      <text:list xml:id="list8076211669764248947" text:style-name="L11">
        <text:list-item>
          <text:p text:style-name="P41">Have all actors be able to interact with each other inside the GUI environment at the same time.</text:p>
          <text:list>
            <text:list-item>
              <text:p text:style-name="P67">Test each actor combination to verify correct behavior</text:p>
              <text:list>
                <text:list-item>
                  <text:p text:style-name="P67">Rocks and plant life</text:p>
                </text:list-item>
                <text:list-item>
                  <text:p text:style-name="P67">Rocks and herbivores</text:p>
                </text:list-item>
                <text:list-item>
                  <text:p text:style-name="P67">Rocks and predators</text:p>
                </text:list-item>
                <text:list-item>
                  <text:p text:style-name="P67">Plant life and herbivores</text:p>
                </text:list-item>
                <text:list-item>
                  <text:p text:style-name="P67">Plant life and predators</text:p>
                </text:list-item>
                <text:list-item>
                  <text:p text:style-name="P67">Herbivores and predators</text:p>
                </text:list-item>
                <text:list-item>
                  <text:p text:style-name="P67">Rocks, plant life, and herbivores</text:p>
                </text:list-item>
                <text:list-item>
                  <text:p text:style-name="P67">Rocks, plant life, and predators</text:p>
                </text:list-item>
                <text:list-item>
                  <text:p text:style-name="P67">Rocks, herbivores, and predators</text:p>
                </text:list-item>
                <text:list-item>
                  <text:p text:style-name="P67">Plant life, herbivores, and predators</text:p>
                </text:list-item>
                <text:list-item>
                  <text:p text:style-name="P67">Rocks, plant life, herbivores, and predators</text:p>
                </text:list-item>
              </text:list>
            </text:list-item>
          </text:list>
        </text:list-item>
        <text:list-item>
          <text:p text:style-name="P41">Have all GUI functionality working correctly.</text:p>
          <text:list>
            <text:list-item>
              <text:p text:style-name="P41">Remove buttons used for testing individual actors.</text:p>
            </text:list-item>
          </text:list>
        </text:list-item>
        <text:list-item>
          <text:p text:style-name="P74">Create Beta version of project.</text:p>
          <text:list>
            <text:list-item>
              <text:p text:style-name="P75">Test, test, test.</text:p>
            </text:list-item>
            <text:list-item>
              <text:p text:style-name="P76">Work out any kinks that may be present</text:p>
            </text:list-item>
          </text:list>
        </text:list-item>
        <text:list-item>
          <text:p text:style-name="P36">Create Final Delivery of project.</text:p>
        </text:list-item>
      </text:list>
      <text:p text:style-name="P10"><text:soft-page-break/>Deliverables</text:p>
      <text:list xml:id="list115050125841675" text:continue-list="list115049478888609" text:style-name="L5">
        <text:list-item>
          <text:p text:style-name="P25">Team Meeting Report 1 <text:span text:style-name="T18">on April 3.</text:span></text:p>
        </text:list-item>
        <text:list-item>
          <text:p text:style-name="P81"><text:span text:style-name="T3">Team Meeting Report 2 </text:span><text:span text:style-name="T8">on April 10.</text:span></text:p>
        </text:list-item>
        <text:list-item>
          <text:p text:style-name="P34">Team Meeting Report 3 on April 17.</text:p>
        </text:list-item>
        <text:list-item>
          <text:p text:style-name="P68">All source files and executable of final project on April 19.</text:p>
        </text:list-item>
        <text:list-item>
          <text:p text:style-name="P84"><text:span text:style-name="T3">Oral presentation </text:span><text:span text:style-name="T8">on Final Project on April 19/April 24.</text:span></text:p>
        </text:list-item>
        <text:list-item>
          <text:p text:style-name="P90"><text:span text:style-name="T8">P</text:span><text:span text:style-name="T3">owerPoint slides from oral presentation.</text:span></text:p>
        </text:list-item>
        <text:list-item>
          <text:p text:style-name="P81"><text:span text:style-name="T3">Individual Work Report </text:span><text:span text:style-name="T8">on April 24.</text:span></text:p>
        </text:list-item>
      </text:list>
      <text:p text:style-name="P13">Milestones</text:p>
      <text:list xml:id="list328285525915464040" text:style-name="L12">
        <text:list-item>
          <text:p text:style-name="P42">Delivery of Team Meeting Report 1 on April 3.</text:p>
        </text:list-item>
        <text:list-item>
          <text:p text:style-name="P42">Delivery of Team Meeting Report 2 on April 10.</text:p>
        </text:list-item>
        <text:list-item>
          <text:p text:style-name="P42">Delivery of Team Meeting Report 3 on April 17.</text:p>
        </text:list-item>
        <text:list-item>
          <text:p text:style-name="P42">Delivery of Work report on April 24.</text:p>
        </text:list-item>
        <text:list-item>
          <text:p text:style-name="P42">Have everything working correctly!</text:p>
        </text:list-item>
        <text:list-item>
          <text:p text:style-name="P42">Meet all the specifications laid out in the initial design document.</text:p>
        </text:list-item>
        <text:list-item>
          <text:p text:style-name="P70">Delivery of final project on April 19.</text:p>
        </text:list-item>
        <text:list-item>
          <text:p text:style-name="P87"><text:span text:style-name="T3">Oral Presentation </text:span><text:span text:style-name="T8">on Final Project given on April 19/April 24.</text:span></text:p>
        </text:list-item>
      </text:list>
      <text:p text:style-name="P1"/>
      <text:p text:style-name="P2"/>
      <text:p text:style-name="P2"/>
      <text:p text:style-name="P18">Deliverables</text:p>
      <text:p text:style-name="P14">(01-11-2017 to 02-01-2017)</text:p>
      <text:list xml:id="list115049177535580" text:continue-list="list5429039153205866545" text:style-name="L2">
        <text:list-item>
          <text:p text:style-name="P22">Team Meeting Report 1 on January 23.</text:p>
        </text:list-item>
        <text:list-item>
          <text:p text:style-name="P22">Team Meeting Report 2 on January 30.</text:p>
        </text:list-item>
        <text:list-item>
          <text:p text:style-name="P29">Software Development Plan on January 30.</text:p>
        </text:list-item>
        <text:list-item>
          <text:p text:style-name="P29">Oral Presentation on <text:span text:style-name="T15">the </text:span>Software Development Plan <text:span text:style-name="T15">on </text:span>January 30/February 1.</text:p>
        </text:list-item>
        <text:list-item>
          <text:p text:style-name="P33">PowerPoint slides from oral presentation.</text:p>
        </text:list-item>
        <text:list-item>
          <text:p text:style-name="P22">Individual Work Report on February 2.</text:p>
        </text:list-item>
      </text:list>
      <text:p text:style-name="P14">(02-01-2017 to 02-12-2017)</text:p>
      <text:list xml:id="list115049702173289" text:continue-list="list115050125841675" text:style-name="L5">
        <text:list-item>
          <text:p text:style-name="P26">Team Meeting Report 1 on <text:span text:style-name="T15">February 6</text:span>.</text:p>
        </text:list-item>
        <text:list-item>
          <text:p text:style-name="P82"><text:span text:style-name="T3">Team Meeting Report 2 on </text:span><text:span text:style-name="T4">February</text:span><text:span text:style-name="T3"> </text:span><text:span text:style-name="T4">13</text:span><text:span text:style-name="T3">.</text:span></text:p>
        </text:list-item>
        <text:list-item>
          <text:p text:style-name="P50">Oral presentation on Project Backlog on February 15/February 20.</text:p>
        </text:list-item>
        <text:list-item>
          <text:p text:style-name="P35">PowerPoint slides from oral presentation.</text:p>
        </text:list-item>
        <text:list-item>
          <text:p text:style-name="P82"><text:span text:style-name="T3">Individual Work Report on February 2</text:span><text:span text:style-name="T5">0</text:span><text:span text:style-name="T3">.</text:span></text:p>
        </text:list-item>
      </text:list>
      <text:p text:style-name="P14">(02-12-2017 to 03-08-2017)</text:p>
      <text:list xml:id="list115049301152720" text:continue-numbering="true" text:style-name="L5">
        <text:list-item>
          <text:p text:style-name="P26">Team Meeting Report <text:span text:style-name="T16">1 on February 27.</text:span></text:p>
        </text:list-item>
        <text:list-item>
          <text:p text:style-name="P82"><text:span text:style-name="T3">Team Meeting Report 2 </text:span><text:span text:style-name="T6">on March 6.</text:span></text:p>
        </text:list-item>
        <text:list-item>
          <text:p text:style-name="P85"><text:span text:style-name="T3">Oral prese</text:span><text:span text:style-name="T10">ntation on </text:span><text:span text:style-name="T11">Architectural Design and Backlog</text:span><text:span text:style-name="T10"> given on </text:span><text:span text:style-name="T11">March 6/ March 8.</text:span></text:p>
        </text:list-item>
        <text:list-item>
          <text:p text:style-name="P73">PowerPoint slides from oral presentation.</text:p>
        </text:list-item>
        <text:list-item>
          <text:p text:style-name="P82"><text:span text:style-name="T3">Individual Work Report </text:span><text:span text:style-name="T6">on March 8.</text:span></text:p>
        </text:list-item>
      </text:list>
      <text:p text:style-name="P14">(03-08-2017 to 04-03-2017)</text:p>
      <text:list xml:id="list115050808235514" text:continue-numbering="true" text:style-name="L5">
        <text:list-item>
          <text:p text:style-name="P106">Team Meeting Report 1 on <text:span text:style-name="T17">March 20.</text:span></text:p>
        </text:list-item>
        <text:list-item>
          <text:p text:style-name="P108"><text:span text:style-name="T3">Team Meeting Report 2 on </text:span><text:span text:style-name="T7">March 27.</text:span></text:p>
        </text:list-item>
        <text:list-item>
          <text:p text:style-name="P110"><text:span text:style-name="T3">Oral presentation on </text:span><text:span text:style-name="T7">GUI on March 29/April 3.</text:span></text:p>
        </text:list-item>
        <text:list-item>
          <text:p text:style-name="P94">PowerPoint slides from oral presentation.</text:p>
        </text:list-item>
        <text:list-item>
          <text:p text:style-name="P108"><text:span text:style-name="T3">Individual Work Report </text:span><text:span text:style-name="T7">on April 3.</text:span></text:p>
        </text:list-item>
      </text:list>
      <text:p text:style-name="P14">(04-03-2017 to 04-24-2017)</text:p>
      <text:list xml:id="list115049695933152" text:continue-numbering="true" text:style-name="L5">
        <text:list-item>
          <text:p text:style-name="P26">Team Meeting Report 1 <text:span text:style-name="T18">on April 3.</text:span></text:p>
        </text:list-item>
        <text:list-item>
          <text:p text:style-name="P82"><text:span text:style-name="T3">Team Meeting Report 2 </text:span><text:span text:style-name="T8">on April 10.</text:span></text:p>
        </text:list-item>
        <text:list-item>
          <text:p text:style-name="P35">Team Meeting Report 3 on April 17.</text:p>
        </text:list-item>
        <text:list-item>
          <text:p text:style-name="P69"><text:soft-page-break/>All source files and executable of final project on April 19.</text:p>
        </text:list-item>
        <text:list-item>
          <text:p text:style-name="P85"><text:span text:style-name="T3">Oral presentation </text:span><text:span text:style-name="T8">on Final Project on April 19/April 24.</text:span></text:p>
        </text:list-item>
        <text:list-item>
          <text:p text:style-name="P35">PowerPoint slides from oral presentation.</text:p>
        </text:list-item>
        <text:list-item>
          <text:p text:style-name="P82"><text:span text:style-name="T3">Individual Work Report </text:span><text:span text:style-name="T8">on April 24.</text:span></text:p>
        </text:list-item>
      </text:list>
      <text:p text:style-name="P17">Milestones</text:p>
      <text:p text:style-name="P14">(01-11-2017 to 02-01-2017)</text:p>
      <text:list xml:id="list6476883028217729393" text:style-name="L13">
        <text:list-item>
          <text:p text:style-name="P44">Delivery of Team Meeting Report 1 on January 23.</text:p>
        </text:list-item>
        <text:list-item>
          <text:p text:style-name="P44">Delivery of Team Meeting Report 2 on January 30.</text:p>
        </text:list-item>
        <text:list-item>
          <text:p text:style-name="P44">Delivery of Work report on January 30.</text:p>
        </text:list-item>
        <text:list-item>
          <text:p text:style-name="P31">Whole team is a member of the team's GitHub, Trello, and GroupMe.</text:p>
        </text:list-item>
        <text:list-item>
          <text:p text:style-name="P31">Whole team has a Git clone of the project on their respective computers.</text:p>
        </text:list-item>
        <text:list-item>
          <text:p text:style-name="P31">Delivery of the Software Development Plan on January 30.</text:p>
        </text:list-item>
        <text:list-item>
          <text:p text:style-name="P78">Oral Presentation on the Software Development Plan <text:span text:style-name="T15">given </text:span>on January 30/February 1.</text:p>
        </text:list-item>
      </text:list>
      <text:p text:style-name="P14">(02-01-2017 to 02-12-2017)</text:p>
      <text:list xml:id="list6358602273490655843" text:style-name="L14">
        <text:list-item>
          <text:p text:style-name="P45">Delivery of Team Meeting Report 1 on February 6.</text:p>
        </text:list-item>
        <text:list-item>
          <text:p text:style-name="P45">Delivery of Team Meeting Report 2 on February 13.</text:p>
        </text:list-item>
        <text:list-item>
          <text:p text:style-name="P45">Delivery of Work report on February 20..</text:p>
        </text:list-item>
        <text:list-item>
          <text:p text:style-name="P52">Initial GUI created.</text:p>
        </text:list-item>
        <text:list-item>
          <text:p text:style-name="P45">Initial interface module created.</text:p>
        </text:list-item>
        <text:list-item>
          <text:p text:style-name="P52">Extendable actor class functional.</text:p>
        </text:list-item>
        <text:list-item>
          <text:p text:style-name="P52">Plant life class created that inherits from the actor class.</text:p>
        </text:list-item>
        <text:list-item>
          <text:p text:style-name="P61">Be able to create, start, stop, get, and reset a timer. </text:p>
        </text:list-item>
        <text:list-item>
          <text:p text:style-name="P52">First Draft of Project Backlog finished.</text:p>
        </text:list-item>
        <text:list-item>
          <text:p text:style-name="P52">Oral Presentation on Project Backlog given on February 15/February 20.</text:p>
        </text:list-item>
      </text:list>
      <text:p text:style-name="P14">(02-12-2017 to 03-08-2017)</text:p>
      <text:list xml:id="list3600388472187927569" text:style-name="L15">
        <text:list-item>
          <text:p text:style-name="P46">Delivery of Team Meeting Report 1 on March 27.</text:p>
        </text:list-item>
        <text:list-item>
          <text:p text:style-name="P46">Delivery of Team Meeting Report 2 on March 6.</text:p>
        </text:list-item>
        <text:list-item>
          <text:p text:style-name="P46">Delivery of Work report on March 8.</text:p>
        </text:list-item>
        <text:list-item>
          <text:p text:style-name="P56">Have working (minimally functional) plant life, rock, herbivore, and predator objects.</text:p>
        </text:list-item>
        <text:list-item>
          <text:p text:style-name="P56">Have a GUI that can place all actors based on their coordinates.</text:p>
        </text:list-item>
        <text:list-item>
          <text:p text:style-name="P56">Have a controller class, that acts as main, which can initialize all actors with the XML parser, start the GUI, and place actors on GUI.</text:p>
        </text:list-item>
        <text:list-item>
          <text:p text:style-name="P62">Be able to output statistics from initial input of data.</text:p>
        </text:list-item>
        <text:list-item>
          <text:p text:style-name="P89"><text:span text:style-name="T3">Oral Presentation on </text:span><text:span text:style-name="T6">Architectural Design and Backlog</text:span><text:span text:style-name="T3"> given on </text:span><text:span text:style-name="T6">March 6/ March 8.</text:span></text:p>
          <text:p text:style-name="P65"/>
        </text:list-item>
      </text:list>
      <text:p text:style-name="P14"><text:soft-page-break/>(03-08-2017 to 04-03-2017)</text:p>
      <text:list xml:id="list115050056881058" text:continue-list="list2322423331159018182" text:style-name="L10">
        <text:list-item>
          <text:p text:style-name="P96">Delivery of Team Meeting Report 1 on March 20</text:p>
        </text:list-item>
        <text:list-item>
          <text:p text:style-name="P96">Delivery of Team Meeting Report 2 on March 27</text:p>
        </text:list-item>
        <text:list-item>
          <text:p text:style-name="P96">Delivery of Work report on April 3.</text:p>
        </text:list-item>
        <text:list-item>
          <text:p text:style-name="P100">Be able to start, stop, pause, and reset the simulation for any given (single)set of actors.</text:p>
        </text:list-item>
        <text:list-item>
          <text:p text:style-name="P100">Be able to print out the statistics of the current simulation.</text:p>
        </text:list-item>
        <text:list-item>
          <text:p text:style-name="P100">Have the rocks functioning correctly by themselves, inside the GUI.</text:p>
        </text:list-item>
        <text:list-item>
          <text:p text:style-name="P100">Have the plant life functioning correctly by themselves, inside the GUI.</text:p>
        </text:list-item>
        <text:list-item>
          <text:p text:style-name="P103"><text:span text:style-name="T22">Have the herbivores functioning correctly by themselves, inside the GUI</text:span><text:bookmark text:name="docs-internal-guid-b341cca8-dcdd-c897-108c-ab245071a1302"/><text:span text:style-name="T22">.</text:span></text:p>
        </text:list-item>
        <text:list-item>
          <text:p text:style-name="P100">Have the predators functioning correctly by themselves, inside the GUI.</text:p>
        </text:list-item>
        <text:list-item>
          <text:p text:style-name="P100">Sprite sequences for all actors work correctly.</text:p>
        </text:list-item>
        <text:list-item>
          <text:p text:style-name="P112"><text:span text:style-name="T3">Oral Presentation on </text:span><text:span text:style-name="T7">GUI given on March 29/April 3.</text:span></text:p>
        </text:list-item>
      </text:list>
      <text:p text:style-name="P14">(04-03-2017 to 04-24-2017)</text:p>
      <text:list xml:id="list115050604403682" text:continue-list="list328285525915464040" text:style-name="L12">
        <text:list-item>
          <text:p text:style-name="P43">Delivery of Team Meeting Report 1 on April 3.</text:p>
        </text:list-item>
        <text:list-item>
          <text:p text:style-name="P43">Delivery of Team Meeting Report 2 on April 10.</text:p>
        </text:list-item>
        <text:list-item>
          <text:p text:style-name="P43">Delivery of Team Meeting Report 3 on April 17.</text:p>
        </text:list-item>
        <text:list-item>
          <text:p text:style-name="P43">Delivery of Work report on April 24.</text:p>
        </text:list-item>
        <text:list-item>
          <text:p text:style-name="P43">Have everything working correctly!</text:p>
        </text:list-item>
        <text:list-item>
          <text:p text:style-name="P43">Meet all the specifications laid out in the initial design document.</text:p>
        </text:list-item>
        <text:list-item>
          <text:p text:style-name="P71">Delivery of final project on April 19.</text:p>
        </text:list-item>
        <text:list-item>
          <text:p text:style-name="P88"><text:span text:style-name="T3">Oral Presentation </text:span><text:span text:style-name="T8">on Final Project given on April 19/April 24.</text:span></text:p>
        </text:list-item>
      </text:list>
      <text:p text:style-name="P120">Personnel List</text:p>
      <text:list xml:id="list1742650086930176555" text:style-name="L16">
        <text:list-item>
          <text:p text:style-name="P116"><text:span text:style-name="T13">S</text:span><text:span text:style-name="T12">crum Master: Paul Dyer</text:span></text:p>
        </text:list-item>
        <text:list-item>
          <text:p text:style-name="P116"><text:span text:style-name="T12">Product Owner: Matt Krauz</text:span></text:p>
        </text:list-item>
        <text:list-item>
          <text:p text:style-name="P118"><text:span text:style-name="T12">Team:</text:span></text:p>
          <text:list>
            <text:list-item>
              <text:p text:style-name="P116"><text:span text:style-name="T12">Software Lead: Adam Armbrester</text:span></text:p>
            </text:list-item>
            <text:list-item>
              <text:p text:style-name="P119"><text:span text:style-name="T12">Customer Liaisons: Adam Armbrester, Alicia Plumb, Matt Krauz, Paul Dyer</text:span></text:p>
            </text:list-item>
            <text:list-item>
              <text:p text:style-name="P116"><text:span text:style-name="T12">Requirements Analyst: Alicia Plumb</text:span></text:p>
            </text:list-item>
            <text:list-item>
              <text:p text:style-name="P118"><text:span text:style-name="T12">Designers:</text:span><text:span text:style-name="T14"> Adam Armbrester, Alicia Plumb, Matt Krauz, Paul Dyer</text:span></text:p>
            </text:list-item>
            <text:list-item>
              <text:p text:style-name="P117"><text:span text:style-name="T12">Programmers: Adam Armbrester, Alicia Plumb, Matt Krauz, Paul Dyer</text:span></text:p>
            </text:list-item>
            <text:list-item>
              <text:p text:style-name="P117"><text:span text:style-name="T12">Test Designers: Adam Armbrester, Alicia Plumb, Matt Krauz, Paul Dyer</text:span></text:p>
            </text:list-item>
            <text:list-item>
              <text:p text:style-name="P117"><text:span text:style-name="T12">Testers: Adam Armbrester, Alicia Plumb, Matt Krauz, Paul Dyer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URW Bookman" svg:font-family="'URW Bookman'" style:font-adornments="Ligh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8:28:16.725142055</meta:creation-date>
    <dc:date>2017-01-29T11:50:48.883856203</dc:date>
    <meta:editing-duration>PT4H51S</meta:editing-duration>
    <meta:editing-cycles>33</meta:editing-cycles>
    <meta:generator>LibreOffice/5.2.4.2.0$Linux_X86_64 LibreOffice_project/20m0$Build-2</meta:generator>
    <dc:creator>Adam Armbrester</dc:creator>
    <meta:document-statistic meta:table-count="0" meta:image-count="0" meta:object-count="0" meta:page-count="16" meta:paragraph-count="383" meta:word-count="3854" meta:character-count="21163" meta:non-whitespace-character-count="18015"/>
  </office:meta>
</office:document-meta>
</file>